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3339in" svg:height="6.4594in" svg:x="1.2677in" svg:y="0.0421in">
            <draw:object draw:notify-on-update-of-ranges="Sheet1.A1:Sheet1.A1440 Sheet1.B1:Sheet1.B14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3204" calcext:value-type="float">
            <text:p>2.73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1131" calcext:value-type="float">
            <text:p>3.71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8263" calcext:value-type="float">
            <text:p>3.38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3938" calcext:value-type="float">
            <text:p>3.03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8466" calcext:value-type="float">
            <text:p>3.48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5564" calcext:value-type="float">
            <text:p>3.255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8525" calcext:value-type="float">
            <text:p>2.98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1531" calcext:value-type="float">
            <text:p>1.91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5927" calcext:value-type="float">
            <text:p>3.559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8076" calcext:value-type="float">
            <text:p>2.98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1616" calcext:value-type="float">
            <text:p>2.91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0835" calcext:value-type="float">
            <text:p>3.50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6251" calcext:value-type="float">
            <text:p>4.06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5749" calcext:value-type="float">
            <text:p>4.15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8089" calcext:value-type="float">
            <text:p>3.18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35181" calcext:value-type="float">
            <text:p>4.351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60717" calcext:value-type="float">
            <text:p>3.607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3186" calcext:value-type="float">
            <text:p>3.131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7707" calcext:value-type="float">
            <text:p>2.877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1464" calcext:value-type="float">
            <text:p>3.914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1142" calcext:value-type="float">
            <text:p>3.21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8038" calcext:value-type="float">
            <text:p>2.980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69899" calcext:value-type="float">
            <text:p>3.698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6119" calcext:value-type="float">
            <text:p>3.361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88509" calcext:value-type="float">
            <text:p>4.88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68373" calcext:value-type="float">
            <text:p>2.683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50416" calcext:value-type="float">
            <text:p>4.504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25713" calcext:value-type="float">
            <text:p>3.25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8304" calcext:value-type="float">
            <text:p>2.083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2797" calcext:value-type="float">
            <text:p>3.327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1445" calcext:value-type="float">
            <text:p>3.1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5142" calcext:value-type="float">
            <text:p>3.751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02913" calcext:value-type="float">
            <text:p>4.029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4547" calcext:value-type="float">
            <text:p>2.45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94219" calcext:value-type="float">
            <text:p>2.942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324" calcext:value-type="float">
            <text:p>2.9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72768" calcext:value-type="float">
            <text:p>2.72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82843" calcext:value-type="float">
            <text:p>2.82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5596" calcext:value-type="float">
            <text:p>3.155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7484" calcext:value-type="float">
            <text:p>3.574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97505" calcext:value-type="float">
            <text:p>2.975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3392" calcext:value-type="float">
            <text:p>3.63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97193" calcext:value-type="float">
            <text:p>2.971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0591" calcext:value-type="float">
            <text:p>3.50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60101" calcext:value-type="float">
            <text:p>3.60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4219" calcext:value-type="float">
            <text:p>4.142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99764" calcext:value-type="float">
            <text:p>2.997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4251" calcext:value-type="float">
            <text:p>3.54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347" calcext:value-type="float">
            <text:p>3.3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8363" calcext:value-type="float">
            <text:p>4.583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54954" calcext:value-type="float">
            <text:p>3.549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03354" calcext:value-type="float">
            <text:p>3.033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33333" calcext:value-type="float">
            <text:p>3.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75882" calcext:value-type="float">
            <text:p>3.758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9701" calcext:value-type="float">
            <text:p>3.397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20652" calcext:value-type="float">
            <text:p>3.206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83123" calcext:value-type="float">
            <text:p>2.831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86465" calcext:value-type="float">
            <text:p>3.86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14241" calcext:value-type="float">
            <text:p>3.14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21719" calcext:value-type="float">
            <text:p>4.217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09746" calcext:value-type="float">
            <text:p>3.097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01172" calcext:value-type="float">
            <text:p>3.011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52482" calcext:value-type="float">
            <text:p>3.524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6651" calcext:value-type="float">
            <text:p>3.56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05858" calcext:value-type="float">
            <text:p>3.058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04036" calcext:value-type="float">
            <text:p>3.040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12976" calcext:value-type="float">
            <text:p>3.129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0624" calcext:value-type="float">
            <text:p>3.006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189" calcext:value-type="float">
            <text:p>3.51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1151" calcext:value-type="float">
            <text:p>3.011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49583" calcext:value-type="float">
            <text:p>2.495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46277" calcext:value-type="float">
            <text:p>2.462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4027" calcext:value-type="float">
            <text:p>3.40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92617" calcext:value-type="float">
            <text:p>2.926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23915" calcext:value-type="float">
            <text:p>3.239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06636" calcext:value-type="float">
            <text:p>2.066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35107" calcext:value-type="float">
            <text:p>2.35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69252" calcext:value-type="float">
            <text:p>3.692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27569" calcext:value-type="float">
            <text:p>3.275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1162" calcext:value-type="float">
            <text:p>2.011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11357" calcext:value-type="float">
            <text:p>5.113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02945" calcext:value-type="float">
            <text:p>5.029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90586" calcext:value-type="float">
            <text:p>3.905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96101" calcext:value-type="float">
            <text:p>2.961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94191" calcext:value-type="float">
            <text:p>3.941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6409" calcext:value-type="float">
            <text:p>3.964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65834" calcext:value-type="float">
            <text:p>4.65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34134" calcext:value-type="float">
            <text:p>2.341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32827" calcext:value-type="float">
            <text:p>4.328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0589" calcext:value-type="float">
            <text:p>3.05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19097" calcext:value-type="float">
            <text:p>3.190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80306" calcext:value-type="float">
            <text:p>2.803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91071" calcext:value-type="float">
            <text:p>2.910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0989" calcext:value-type="float">
            <text:p>3.0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56401" calcext:value-type="float">
            <text:p>3.564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55417" calcext:value-type="float">
            <text:p>2.554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12455" calcext:value-type="float">
            <text:p>4.124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02367" calcext:value-type="float">
            <text:p>3.023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39523" calcext:value-type="float">
            <text:p>2.39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3158" calcext:value-type="float">
            <text:p>2.331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9965" calcext:value-type="float">
            <text:p>3.99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347" calcext:value-type="float">
            <text:p>3.3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3154" calcext:value-type="float">
            <text:p>3.031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36039" calcext:value-type="float">
            <text:p>2.360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44567" calcext:value-type="float">
            <text:p>0.8445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26779" calcext:value-type="float">
            <text:p>2.267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11752" calcext:value-type="float">
            <text:p>2.117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80369" calcext:value-type="float">
            <text:p>4.803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52915" calcext:value-type="float">
            <text:p>2.529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42915" calcext:value-type="float">
            <text:p>2.429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65805" calcext:value-type="float">
            <text:p>2.658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77026" calcext:value-type="float">
            <text:p>2.770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58348" calcext:value-type="float">
            <text:p>2.583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90347" calcext:value-type="float">
            <text:p>3.903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34043" calcext:value-type="float">
            <text:p>3.340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11359" calcext:value-type="float">
            <text:p>2.113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26686" calcext:value-type="float">
            <text:p>2.266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99002" calcext:value-type="float">
            <text:p>2.990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7792" calcext:value-type="float">
            <text:p>2.77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43982" calcext:value-type="float">
            <text:p>3.439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74296" calcext:value-type="float">
            <text:p>2.742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87606" calcext:value-type="float">
            <text:p>1.876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74802" calcext:value-type="float">
            <text:p>2.748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42323" calcext:value-type="float">
            <text:p>2.423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66662" calcext:value-type="float">
            <text:p>2.666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79105" calcext:value-type="float">
            <text:p>3.791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13848" calcext:value-type="float">
            <text:p>4.138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68956" calcext:value-type="float">
            <text:p>3.68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41899" calcext:value-type="float">
            <text:p>3.418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27414" calcext:value-type="float">
            <text:p>3.274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27327" calcext:value-type="float">
            <text:p>3.273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77699" calcext:value-type="float">
            <text:p>3.776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78332" calcext:value-type="float">
            <text:p>3.783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86064" calcext:value-type="float">
            <text:p>3.860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26868" calcext:value-type="float">
            <text:p>3.268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9278" calcext:value-type="float">
            <text:p>3.92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92966" calcext:value-type="float">
            <text:p>3.929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50962" calcext:value-type="float">
            <text:p>3.509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93835" calcext:value-type="float">
            <text:p>2.938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96815" calcext:value-type="float">
            <text:p>4.968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26504" calcext:value-type="float">
            <text:p>3.265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39701" calcext:value-type="float">
            <text:p>3.397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67391" calcext:value-type="float">
            <text:p>2.673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70529" calcext:value-type="float">
            <text:p>3.705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57183" calcext:value-type="float">
            <text:p>3.571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88752" calcext:value-type="float">
            <text:p>3.887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67368" calcext:value-type="float">
            <text:p>2.673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63975" calcext:value-type="float">
            <text:p>3.63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8665" calcext:value-type="float">
            <text:p>3.186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97593" calcext:value-type="float">
            <text:p>2.975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85884" calcext:value-type="float">
            <text:p>3.858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40368" calcext:value-type="float">
            <text:p>3.403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20586" calcext:value-type="float">
            <text:p>3.205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80302" calcext:value-type="float">
            <text:p>2.803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23887" calcext:value-type="float">
            <text:p>4.238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17539" calcext:value-type="float">
            <text:p>3.175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58947" calcext:value-type="float">
            <text:p>2.589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59268" calcext:value-type="float">
            <text:p>2.592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8633" calcext:value-type="float">
            <text:p>2.786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6119" calcext:value-type="float">
            <text:p>3.361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99334" calcext:value-type="float">
            <text:p>2.993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21825" calcext:value-type="float">
            <text:p>2.218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9553" calcext:value-type="float">
            <text:p>2.695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44457" calcext:value-type="float">
            <text:p>2.444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09917" calcext:value-type="float">
            <text:p>2.099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95078" calcext:value-type="float">
            <text:p>1.950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1492" calcext:value-type="float">
            <text:p>2.14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67339" calcext:value-type="float">
            <text:p>3.673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3597" calcext:value-type="float">
            <text:p>4.35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6999" calcext:value-type="float">
            <text:p>2.69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47026" calcext:value-type="float">
            <text:p>2.470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86532" calcext:value-type="float">
            <text:p>2.865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87695" calcext:value-type="float">
            <text:p>3.876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9399" calcext:value-type="float">
            <text:p>3.93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16753" calcext:value-type="float">
            <text:p>2.167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7032" calcext:value-type="float">
            <text:p>2.70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27811" calcext:value-type="float">
            <text:p>3.278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83333" calcext:value-type="float">
            <text:p>2.8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73063" calcext:value-type="float">
            <text:p>2.730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48793" calcext:value-type="float">
            <text:p>3.487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94931" calcext:value-type="float">
            <text:p>2.949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38003" calcext:value-type="float">
            <text:p>3.380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42665" calcext:value-type="float">
            <text:p>2.426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23597" calcext:value-type="float">
            <text:p>4.235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84922" calcext:value-type="float">
            <text:p>3.849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32817" calcext:value-type="float">
            <text:p>2.328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22222" calcext:value-type="float">
            <text:p>3.222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35879" calcext:value-type="float">
            <text:p>4.358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94931" calcext:value-type="float">
            <text:p>2.949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55179" calcext:value-type="float">
            <text:p>2.551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24824" calcext:value-type="float">
            <text:p>2.248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01187" calcext:value-type="float">
            <text:p>2.011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82803" calcext:value-type="float">
            <text:p>2.828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06247" calcext:value-type="float">
            <text:p>3.062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72808" calcext:value-type="float">
            <text:p>3.728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59865" calcext:value-type="float">
            <text:p>2.598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97209" calcext:value-type="float">
            <text:p>3.972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42131" calcext:value-type="float">
            <text:p>3.42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6321" calcext:value-type="float">
            <text:p>3.463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59306" calcext:value-type="float">
            <text:p>2.593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71807" calcext:value-type="float">
            <text:p>2.718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89224" calcext:value-type="float">
            <text:p>2.892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62813" calcext:value-type="float">
            <text:p>1.628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53876" calcext:value-type="float">
            <text:p>3.538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1303" calcext:value-type="float">
            <text:p>3.013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67961" calcext:value-type="float">
            <text:p>2.679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45823" calcext:value-type="float">
            <text:p>3.458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35007" calcext:value-type="float">
            <text:p>2.350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63787" calcext:value-type="float">
            <text:p>3.637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98895" calcext:value-type="float">
            <text:p>3.988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9236" calcext:value-type="float">
            <text:p>4.92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45919" calcext:value-type="float">
            <text:p>2.459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8778" calcext:value-type="float">
            <text:p>2.87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45033" calcext:value-type="float">
            <text:p>3.450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1747" calcext:value-type="float">
            <text:p>2.917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20698" calcext:value-type="float">
            <text:p>3.206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28295" calcext:value-type="float">
            <text:p>3.282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3923" calcext:value-type="float">
            <text:p>3.39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42779" calcext:value-type="float">
            <text:p>3.427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15159" calcext:value-type="float">
            <text:p>3.151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74427" calcext:value-type="float">
            <text:p>3.744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72838" calcext:value-type="float">
            <text:p>3.728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74002" calcext:value-type="float">
            <text:p>2.740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24511" calcext:value-type="float">
            <text:p>3.245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4863" calcext:value-type="float">
            <text:p>2.9486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34759" calcext:value-type="float">
            <text:p>3.347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11614" calcext:value-type="float">
            <text:p>3.116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52153" calcext:value-type="float">
            <text:p>4.521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89297" calcext:value-type="float">
            <text:p>1.892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21702" calcext:value-type="float">
            <text:p>3.217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74689" calcext:value-type="float">
            <text:p>2.746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18944" calcext:value-type="float">
            <text:p>2.189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29021" calcext:value-type="float">
            <text:p>2.290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84132" calcext:value-type="float">
            <text:p>3.841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2304" calcext:value-type="float">
            <text:p>3.23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05306" calcext:value-type="float">
            <text:p>3.053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97649" calcext:value-type="float">
            <text:p>1.976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50669" calcext:value-type="float">
            <text:p>2.506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9822" calcext:value-type="float">
            <text:p>3.098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17844" calcext:value-type="float">
            <text:p>4.178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42747" calcext:value-type="float">
            <text:p>2.427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01711" calcext:value-type="float">
            <text:p>3.017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5501" calcext:value-type="float">
            <text:p>3.55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17428" calcext:value-type="float">
            <text:p>4.174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04187" calcext:value-type="float">
            <text:p>3.0418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42997" calcext:value-type="float">
            <text:p>2.429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21116" calcext:value-type="float">
            <text:p>4.211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9498" calcext:value-type="float">
            <text:p>3.94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1966" calcext:value-type="float">
            <text:p>2.719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62145" calcext:value-type="float">
            <text:p>2.621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68428" calcext:value-type="float">
            <text:p>2.684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43419" calcext:value-type="float">
            <text:p>3.434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25286" calcext:value-type="float">
            <text:p>2.252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99845" calcext:value-type="float">
            <text:p>1.998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81136" calcext:value-type="float">
            <text:p>2.811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92889" calcext:value-type="float">
            <text:p>2.928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35173" calcext:value-type="float">
            <text:p>3.3517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13356" calcext:value-type="float">
            <text:p>3.133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05098" calcext:value-type="float">
            <text:p>4.050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7244" calcext:value-type="float">
            <text:p>2.72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90003" calcext:value-type="float">
            <text:p>1.900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78811" calcext:value-type="float">
            <text:p>2.788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4365" calcext:value-type="float">
            <text:p>2.436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66964" calcext:value-type="float">
            <text:p>2.6696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4606" calcext:value-type="float">
            <text:p>2.46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63669" calcext:value-type="float">
            <text:p>2.636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8843" calcext:value-type="float">
            <text:p>2.88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87948" calcext:value-type="float">
            <text:p>2.879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39785" calcext:value-type="float">
            <text:p>3.397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21933" calcext:value-type="float">
            <text:p>3.2193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55955" calcext:value-type="float">
            <text:p>3.559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76094" calcext:value-type="float">
            <text:p>2.760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05074" calcext:value-type="float">
            <text:p>4.050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23543" calcext:value-type="float">
            <text:p>3.235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88017" calcext:value-type="float">
            <text:p>2.880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79953" calcext:value-type="float">
            <text:p>4.799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83333" calcext:value-type="float">
            <text:p>1.833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60357" calcext:value-type="float">
            <text:p>1.603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48787" calcext:value-type="float">
            <text:p>2.487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77174" calcext:value-type="float">
            <text:p>2.7717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48793" calcext:value-type="float">
            <text:p>3.4879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66736" calcext:value-type="float">
            <text:p>2.667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90967" calcext:value-type="float">
            <text:p>1.909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46805" calcext:value-type="float">
            <text:p>2.468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78526" calcext:value-type="float">
            <text:p>2.785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4397" calcext:value-type="float">
            <text:p>2.43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26504" calcext:value-type="float">
            <text:p>3.2650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32006" calcext:value-type="float">
            <text:p>3.320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76237" calcext:value-type="float">
            <text:p>2.762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78384" calcext:value-type="float">
            <text:p>2.783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92562" calcext:value-type="float">
            <text:p>2.925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86601" calcext:value-type="float">
            <text:p>2.866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7993" calcext:value-type="float">
            <text:p>3.279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1484" calcext:value-type="float">
            <text:p>3.14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33199" calcext:value-type="float">
            <text:p>3.331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42895" calcext:value-type="float">
            <text:p>3.428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79438" calcext:value-type="float">
            <text:p>2.794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77884" calcext:value-type="float">
            <text:p>2.778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2631" calcext:value-type="float">
            <text:p>1.726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40631" calcext:value-type="float">
            <text:p>3.406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16667" calcext:value-type="float">
            <text:p>2.1666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77281" calcext:value-type="float">
            <text:p>1.772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33456" calcext:value-type="float">
            <text:p>2.334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8014" calcext:value-type="float">
            <text:p>1.80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15196" calcext:value-type="float">
            <text:p>2.151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81238" calcext:value-type="float">
            <text:p>1.812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9518" calcext:value-type="float">
            <text:p>1.95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02825" calcext:value-type="float">
            <text:p>1.028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74454" calcext:value-type="float">
            <text:p>1.7445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17514" calcext:value-type="float">
            <text:p>1.175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13728" calcext:value-type="float">
            <text:p>1.137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77804" calcext:value-type="float">
            <text:p>0.9778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00975" calcext:value-type="float">
            <text:p>1.0097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46485" calcext:value-type="float">
            <text:p>0.94648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755272" calcext:value-type="float">
            <text:p>0.75527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755272" calcext:value-type="float">
            <text:p>0.7552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55272" calcext:value-type="float">
            <text:p>0.75527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35812" calcext:value-type="float">
            <text:p>0.7358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92756" calcext:value-type="float">
            <text:p>0.6927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4715" calcext:value-type="float">
            <text:p>1.447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4715" calcext:value-type="float">
            <text:p>1.447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453163" calcext:value-type="float">
            <text:p>0.45316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453163" calcext:value-type="float">
            <text:p>0.4531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73242" calcext:value-type="float">
            <text:p>0.4732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73242" calcext:value-type="float">
            <text:p>0.4732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23282" calcext:value-type="float">
            <text:p>1.232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79915" calcext:value-type="float">
            <text:p>0.799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31317" calcext:value-type="float">
            <text:p>0.6313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31317" calcext:value-type="float">
            <text:p>0.6313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7949" calcext:value-type="float">
            <text:p>0.479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14087" calcext:value-type="float">
            <text:p>1.140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23443" calcext:value-type="float">
            <text:p>1.234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94263" calcext:value-type="float">
            <text:p>1.9426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94263" calcext:value-type="float">
            <text:p>1.9426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72106" calcext:value-type="float">
            <text:p>1.721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72106" calcext:value-type="float">
            <text:p>1.721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87976" calcext:value-type="float">
            <text:p>1.8797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33413" calcext:value-type="float">
            <text:p>2.334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57489" calcext:value-type="float">
            <text:p>0.65748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6512" calcext:value-type="float">
            <text:p>1.465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5425" calcext:value-type="float">
            <text:p>1.454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23443" calcext:value-type="float">
            <text:p>1.234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45008" calcext:value-type="float">
            <text:p>0.8450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45008" calcext:value-type="float">
            <text:p>0.8450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41643" calcext:value-type="float">
            <text:p>0.6416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17213" calcext:value-type="float">
            <text:p>0.6172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7213" calcext:value-type="float">
            <text:p>0.6172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78284" calcext:value-type="float">
            <text:p>0.6782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9038" calcext:value-type="float">
            <text:p>1.490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79452" calcext:value-type="float">
            <text:p>0.9794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34509" calcext:value-type="float">
            <text:p>1.345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36777" calcext:value-type="float">
            <text:p>1.3677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90937" calcext:value-type="float">
            <text:p>0.5909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90937" calcext:value-type="float">
            <text:p>0.59093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785376" calcext:value-type="float">
            <text:p>0.78537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7735" calcext:value-type="float">
            <text:p>0.577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70775" calcext:value-type="float">
            <text:p>1.7077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6735" calcext:value-type="float">
            <text:p>1.67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3028" calcext:value-type="float">
            <text:p>1.130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14597" calcext:value-type="float">
            <text:p>1.1459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03017" calcext:value-type="float">
            <text:p>1.030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03017" calcext:value-type="float">
            <text:p>1.030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14087" calcext:value-type="float">
            <text:p>1.140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96784" calcext:value-type="float">
            <text:p>0.5967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723061" calcext:value-type="float">
            <text:p>0.7230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5653" calcext:value-type="float">
            <text:p>0.60565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05653" calcext:value-type="float">
            <text:p>0.6056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71855" calcext:value-type="float">
            <text:p>0.67185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6409" calcext:value-type="float">
            <text:p>0.6164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78063" calcext:value-type="float">
            <text:p>1.7806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04682" calcext:value-type="float">
            <text:p>2.0468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99696" calcext:value-type="float">
            <text:p>1.9969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90134" calcext:value-type="float">
            <text:p>1.9013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5765" calcext:value-type="float">
            <text:p>1.4576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23754" calcext:value-type="float">
            <text:p>1.237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2676" calcext:value-type="float">
            <text:p>1.1267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11091" calcext:value-type="float">
            <text:p>1.110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17133" calcext:value-type="float">
            <text:p>1.171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60967" calcext:value-type="float">
            <text:p>1.609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60967" calcext:value-type="float">
            <text:p>1.609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99504" calcext:value-type="float">
            <text:p>0.9995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0616" calcext:value-type="float">
            <text:p>1.06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0616" calcext:value-type="float">
            <text:p>1.06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88902" calcext:value-type="float">
            <text:p>0.9889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05362" calcext:value-type="float">
            <text:p>1.0536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8196" calcext:value-type="float">
            <text:p>1.081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93785" calcext:value-type="float">
            <text:p>0.29378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435298" calcext:value-type="float">
            <text:p>0.43529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7049" calcext:value-type="float">
            <text:p>0.270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66728" calcext:value-type="float">
            <text:p>0.5667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742522" calcext:value-type="float">
            <text:p>0.7425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742522" calcext:value-type="float">
            <text:p>0.7425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80563" calcext:value-type="float">
            <text:p>0.58056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45157" calcext:value-type="float">
            <text:p>0.4451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853913" calcext:value-type="float">
            <text:p>0.8539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5362" calcext:value-type="float">
            <text:p>1.0536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02305" calcext:value-type="float">
            <text:p>1.023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93694" calcext:value-type="float">
            <text:p>1.936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64019" calcext:value-type="float">
            <text:p>1.640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64019" calcext:value-type="float">
            <text:p>1.640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67023" calcext:value-type="float">
            <text:p>1.670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51415" calcext:value-type="float">
            <text:p>1.514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66399" calcext:value-type="float">
            <text:p>1.6639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8463" calcext:value-type="float">
            <text:p>1.484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83566" calcext:value-type="float">
            <text:p>0.6835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23443" calcext:value-type="float">
            <text:p>1.2344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884024" calcext:value-type="float">
            <text:p>0.8840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05362" calcext:value-type="float">
            <text:p>1.0536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05362" calcext:value-type="float">
            <text:p>1.053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7613" calcext:value-type="float">
            <text:p>1.76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4191" calcext:value-type="float">
            <text:p>1.441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4191" calcext:value-type="float">
            <text:p>1.4419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30779" calcext:value-type="float">
            <text:p>1.307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1763" calcext:value-type="float">
            <text:p>1.417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0153" calcext:value-type="float">
            <text:p>1.4015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3039" calcext:value-type="float">
            <text:p>1.30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29397" calcext:value-type="float">
            <text:p>1.2939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29397" calcext:value-type="float">
            <text:p>1.2939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29397" calcext:value-type="float">
            <text:p>1.2939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0153" calcext:value-type="float">
            <text:p>1.4015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2956" calcext:value-type="float">
            <text:p>1.29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35318" calcext:value-type="float">
            <text:p>1.353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90314" calcext:value-type="float">
            <text:p>0.8903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890314" calcext:value-type="float">
            <text:p>0.8903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90314" calcext:value-type="float">
            <text:p>0.8903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890314" calcext:value-type="float">
            <text:p>0.8903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890314" calcext:value-type="float">
            <text:p>0.8903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890314" calcext:value-type="float">
            <text:p>0.8903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17514" calcext:value-type="float">
            <text:p>1.175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17514" calcext:value-type="float">
            <text:p>1.175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436436" calcext:value-type="float">
            <text:p>0.43643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9071" calcext:value-type="float">
            <text:p>1.490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9071" calcext:value-type="float">
            <text:p>1.490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9071" calcext:value-type="float">
            <text:p>1.4907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9795" calcext:value-type="float">
            <text:p>1.979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74461" calcext:value-type="float">
            <text:p>1.7446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2948" calcext:value-type="float">
            <text:p>1.429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31987" calcext:value-type="float">
            <text:p>1.3198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53143" calcext:value-type="float">
            <text:p>0.9531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53143" calcext:value-type="float">
            <text:p>0.9531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293785" calcext:value-type="float">
            <text:p>0.29378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93785" calcext:value-type="float">
            <text:p>0.2937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26214" calcext:value-type="float">
            <text:p>1.262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5425" calcext:value-type="float">
            <text:p>1.454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54038" calcext:value-type="float">
            <text:p>1.540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1898" calcext:value-type="float">
            <text:p>1.518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34878" calcext:value-type="float">
            <text:p>1.348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34878" calcext:value-type="float">
            <text:p>1.348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29153" calcext:value-type="float">
            <text:p>0.6291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29153" calcext:value-type="float">
            <text:p>0.62915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29153" calcext:value-type="float">
            <text:p>0.62915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29153" calcext:value-type="float">
            <text:p>0.6291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50736" calcext:value-type="float">
            <text:p>0.35073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700765" calcext:value-type="float">
            <text:p>0.7007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02353" calcext:value-type="float">
            <text:p>1.0235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02353" calcext:value-type="float">
            <text:p>1.023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02353" calcext:value-type="float">
            <text:p>1.0235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02353" calcext:value-type="float">
            <text:p>1.0235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02353" calcext:value-type="float">
            <text:p>1.0235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09789" calcext:value-type="float">
            <text:p>1.0978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39007" calcext:value-type="float">
            <text:p>1.390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20751" calcext:value-type="float">
            <text:p>1.207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24074" calcext:value-type="float">
            <text:p>1.2407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01953" calcext:value-type="float">
            <text:p>1.0195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05679" calcext:value-type="float">
            <text:p>1.0567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01526" calcext:value-type="float">
            <text:p>1.015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01526" calcext:value-type="float">
            <text:p>1.015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46878" calcext:value-type="float">
            <text:p>0.94687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46878" calcext:value-type="float">
            <text:p>0.94687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12327" calcext:value-type="float">
            <text:p>0.9123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12327" calcext:value-type="float">
            <text:p>0.9123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64383" calcext:value-type="float">
            <text:p>2.6438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24116" calcext:value-type="float">
            <text:p>2.241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14498" calcext:value-type="float">
            <text:p>2.1449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15657" calcext:value-type="float">
            <text:p>2.1565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15657" calcext:value-type="float">
            <text:p>2.156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243" calcext:value-type="float">
            <text:p>0.5324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3243" calcext:value-type="float">
            <text:p>0.5324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3243" calcext:value-type="float">
            <text:p>0.532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53243" calcext:value-type="float">
            <text:p>0.532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53243" calcext:value-type="float">
            <text:p>0.5324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53243" calcext:value-type="float">
            <text:p>0.532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585667" calcext:value-type="float">
            <text:p>0.58566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96663" calcext:value-type="float">
            <text:p>0.79666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96663" calcext:value-type="float">
            <text:p>0.79666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28859" calcext:value-type="float">
            <text:p>1.288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8859" calcext:value-type="float">
            <text:p>1.288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8859" calcext:value-type="float">
            <text:p>1.288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8859" calcext:value-type="float">
            <text:p>1.288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13695" calcext:value-type="float">
            <text:p>1.1369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350382" calcext:value-type="float">
            <text:p>0.35038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445157" calcext:value-type="float">
            <text:p>0.44515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445157" calcext:value-type="float">
            <text:p>0.44515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445157" calcext:value-type="float">
            <text:p>0.44515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0498" calcext:value-type="float">
            <text:p>1.4049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26371" calcext:value-type="float">
            <text:p>1.2637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3473" calcext:value-type="float">
            <text:p>1.347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17514" calcext:value-type="float">
            <text:p>1.1751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17514" calcext:value-type="float">
            <text:p>1.175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17514" calcext:value-type="float">
            <text:p>1.175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62133" calcext:value-type="float">
            <text:p>1.621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0461" calcext:value-type="float">
            <text:p>2.046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32436" calcext:value-type="float">
            <text:p>3.3243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68371" calcext:value-type="float">
            <text:p>7.6837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.8473" calcext:value-type="float">
            <text:p>31.847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.3698" calcext:value-type="float">
            <text:p>46.369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.2687" calcext:value-type="float">
            <text:p>32.268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6.1002" calcext:value-type="float">
            <text:p>26.100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2.2486" calcext:value-type="float">
            <text:p>32.248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94625" calcext:value-type="float">
            <text:p>7.9462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60909" calcext:value-type="float">
            <text:p>3.6090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07759" calcext:value-type="float">
            <text:p>4.077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17566" calcext:value-type="float">
            <text:p>5.175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7675" calcext:value-type="float">
            <text:p>6.7767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66557" calcext:value-type="float">
            <text:p>7.6655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70179" calcext:value-type="float">
            <text:p>8.7017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08633" calcext:value-type="float">
            <text:p>7.086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95591" calcext:value-type="float">
            <text:p>6.9559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41427" calcext:value-type="float">
            <text:p>6.414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4612" calcext:value-type="float">
            <text:p>1.446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733955" calcext:value-type="float">
            <text:p>0.7339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733955" calcext:value-type="float">
            <text:p>0.73395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770874" calcext:value-type="float">
            <text:p>0.7708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801165" calcext:value-type="float">
            <text:p>0.80116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801165" calcext:value-type="float">
            <text:p>0.80116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766356" calcext:value-type="float">
            <text:p>0.7663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766356" calcext:value-type="float">
            <text:p>0.76635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872872" calcext:value-type="float">
            <text:p>0.87287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87184" calcext:value-type="float">
            <text:p>0.68718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88446" calcext:value-type="float">
            <text:p>0.68844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786796" calcext:value-type="float">
            <text:p>0.78679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786796" calcext:value-type="float">
            <text:p>0.78679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786796" calcext:value-type="float">
            <text:p>0.78679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51425" calcext:value-type="float">
            <text:p>0.65142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755929" calcext:value-type="float">
            <text:p>0.75592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766194" calcext:value-type="float">
            <text:p>0.7661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796819" calcext:value-type="float">
            <text:p>0.79681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888641" calcext:value-type="float">
            <text:p>0.88864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436436" calcext:value-type="float">
            <text:p>0.43643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99105" calcext:value-type="float">
            <text:p>1.991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17133" calcext:value-type="float">
            <text:p>1.1713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93136" calcext:value-type="float">
            <text:p>1.931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86758" calcext:value-type="float">
            <text:p>1.8675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7921" calcext:value-type="float">
            <text:p>3.4792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3913" calcext:value-type="float">
            <text:p>4.391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8975" calcext:value-type="float">
            <text:p>3.4897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81648" calcext:value-type="float">
            <text:p>2.816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88325" calcext:value-type="float">
            <text:p>1.883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07397" calcext:value-type="float">
            <text:p>2.073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895176" calcext:value-type="float">
            <text:p>0.89517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895176" calcext:value-type="float">
            <text:p>0.8951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3913" calcext:value-type="float">
            <text:p>1.139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51374" calcext:value-type="float">
            <text:p>1.5137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51374" calcext:value-type="float">
            <text:p>1.5137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94919" calcext:value-type="float">
            <text:p>1.9491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93726" calcext:value-type="float">
            <text:p>1.937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6291" calcext:value-type="float">
            <text:p>2.3629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6017" calcext:value-type="float">
            <text:p>2.60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10717" calcext:value-type="float">
            <text:p>3.107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541" calcext:value-type="float">
            <text:p>3.54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34903" calcext:value-type="float">
            <text:p>3.3490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99476" calcext:value-type="float">
            <text:p>3.9947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77261" calcext:value-type="float">
            <text:p>4.772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90534" calcext:value-type="float">
            <text:p>5.9053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26302" calcext:value-type="float">
            <text:p>8.263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.5595" calcext:value-type="float">
            <text:p>11.559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.6193" calcext:value-type="float">
            <text:p>15.619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8.4582" calcext:value-type="float">
            <text:p>18.458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.7578" calcext:value-type="float">
            <text:p>19.757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.7482" calcext:value-type="float">
            <text:p>21.748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.2667" calcext:value-type="float">
            <text:p>22.266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.1181" calcext:value-type="float">
            <text:p>24.118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.3881" calcext:value-type="float">
            <text:p>24.388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4.6586" calcext:value-type="float">
            <text:p>24.658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.6778" calcext:value-type="float">
            <text:p>24.677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.2927" calcext:value-type="float">
            <text:p>25.29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5.3045" calcext:value-type="float">
            <text:p>25.304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5.0528" calcext:value-type="float">
            <text:p>25.05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.9701" calcext:value-type="float">
            <text:p>25.97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5.7472" calcext:value-type="float">
            <text:p>25.747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4.5584" calcext:value-type="float">
            <text:p>24.55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.7463" calcext:value-type="float">
            <text:p>22.746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.5035" calcext:value-type="float">
            <text:p>18.50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.9818" calcext:value-type="float">
            <text:p>11.98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92104" calcext:value-type="float">
            <text:p>6.9210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92944" calcext:value-type="float">
            <text:p>4.9294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1514" calcext:value-type="float">
            <text:p>4.15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50874" calcext:value-type="float">
            <text:p>3.5087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00264" calcext:value-type="float">
            <text:p>3.002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80147" calcext:value-type="float">
            <text:p>2.801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21736" calcext:value-type="float">
            <text:p>2.217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21736" calcext:value-type="float">
            <text:p>2.2173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83056" calcext:value-type="float">
            <text:p>1.830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83056" calcext:value-type="float">
            <text:p>1.8305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83056" calcext:value-type="float">
            <text:p>1.8305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64148" calcext:value-type="float">
            <text:p>1.6414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58961" calcext:value-type="float">
            <text:p>2.5896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58961" calcext:value-type="float">
            <text:p>2.589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28038" calcext:value-type="float">
            <text:p>2.2803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19029" calcext:value-type="float">
            <text:p>2.1902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8958" calcext:value-type="float">
            <text:p>2.389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15634" calcext:value-type="float">
            <text:p>2.1563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81278" calcext:value-type="float">
            <text:p>2.8127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15266" calcext:value-type="float">
            <text:p>2.1526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04797" calcext:value-type="float">
            <text:p>2.0479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9496" calcext:value-type="float">
            <text:p>2.949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13546" calcext:value-type="float">
            <text:p>3.1354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26413" calcext:value-type="float">
            <text:p>3.264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11684" calcext:value-type="float">
            <text:p>4.1168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16607" calcext:value-type="float">
            <text:p>4.1660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11995" calcext:value-type="float">
            <text:p>4.119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6742" calcext:value-type="float">
            <text:p>3.674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40834" calcext:value-type="float">
            <text:p>3.4083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97605" calcext:value-type="float">
            <text:p>2.976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12173" calcext:value-type="float">
            <text:p>2.1217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21148" calcext:value-type="float">
            <text:p>2.211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90655" calcext:value-type="float">
            <text:p>1.906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87268" calcext:value-type="float">
            <text:p>1.872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1496" calcext:value-type="float">
            <text:p>2.149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1496" calcext:value-type="float">
            <text:p>2.14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86652" calcext:value-type="float">
            <text:p>1.8665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10442" calcext:value-type="float">
            <text:p>2.1044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29627" calcext:value-type="float">
            <text:p>1.296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9046" calcext:value-type="float">
            <text:p>2.3904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06732" calcext:value-type="float">
            <text:p>3.0673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53385" calcext:value-type="float">
            <text:p>2.5338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1547" calcext:value-type="float">
            <text:p>1.154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548266" calcext:value-type="float">
            <text:p>0.54826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397163" calcext:value-type="float">
            <text:p>0.39716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810246" calcext:value-type="float">
            <text:p>0.81024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293785" calcext:value-type="float">
            <text:p>0.29378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293785" calcext:value-type="float">
            <text:p>0.29378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293785" calcext:value-type="float">
            <text:p>0.2937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393398" calcext:value-type="float">
            <text:p>0.39339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34353" calcext:value-type="float">
            <text:p>0.93435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09789" calcext:value-type="float">
            <text:p>1.0978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09789" calcext:value-type="float">
            <text:p>1.0978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00186" calcext:value-type="float">
            <text:p>1.0018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00593" calcext:value-type="float">
            <text:p>1.0059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343592" calcext:value-type="float">
            <text:p>0.34359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470351" calcext:value-type="float">
            <text:p>0.4703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470351" calcext:value-type="float">
            <text:p>0.4703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526811" calcext:value-type="float">
            <text:p>0.52681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442923" calcext:value-type="float">
            <text:p>0.44292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350382" calcext:value-type="float">
            <text:p>0.35038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314576" calcext:value-type="float">
            <text:p>0.3145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00791" calcext:value-type="float">
            <text:p>1.0079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62561" calcext:value-type="float">
            <text:p>1.625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306" calcext:value-type="float">
            <text:p>1.430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73548" calcext:value-type="float">
            <text:p>1.7354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467177" calcext:value-type="float">
            <text:p>0.467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426084" calcext:value-type="float">
            <text:p>0.42608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243975" calcext:value-type="float">
            <text:p>0.24397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561452" calcext:value-type="float">
            <text:p>0.56145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77804" calcext:value-type="float">
            <text:p>0.97780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921389" calcext:value-type="float">
            <text:p>0.92138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213042" calcext:value-type="float">
            <text:p>0.2130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13042" calcext:value-type="float">
            <text:p>0.21304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05362" calcext:value-type="float">
            <text:p>1.0536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02825" calcext:value-type="float">
            <text:p>1.028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02825" calcext:value-type="float">
            <text:p>1.028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01575" calcext:value-type="float">
            <text:p>1.0157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16837" calcext:value-type="float">
            <text:p>1.1683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16837" calcext:value-type="float">
            <text:p>1.1683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53756" calcext:value-type="float">
            <text:p>1.5375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0166" calcext:value-type="float">
            <text:p>1.016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55297" calcext:value-type="float">
            <text:p>1.5529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29474" calcext:value-type="float">
            <text:p>1.2947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29474" calcext:value-type="float">
            <text:p>1.2947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08699" calcext:value-type="float">
            <text:p>1.0869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25988" calcext:value-type="float">
            <text:p>1.2598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79277" calcext:value-type="float">
            <text:p>1.7927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65613" calcext:value-type="float">
            <text:p>5.656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4.6873" calcext:value-type="float">
            <text:p>24.687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6.9135" calcext:value-type="float">
            <text:p>46.913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4.6861" calcext:value-type="float">
            <text:p>54.686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4.4539" calcext:value-type="float">
            <text:p>54.453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2.9374" calcext:value-type="float">
            <text:p>52.937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0.0526" calcext:value-type="float">
            <text:p>50.05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7.3459" calcext:value-type="float">
            <text:p>37.34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7.183" calcext:value-type="float">
            <text:p>17.18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9451" calcext:value-type="float">
            <text:p>2.945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87056" calcext:value-type="float">
            <text:p>1.8705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58545" calcext:value-type="float">
            <text:p>1.585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58545" calcext:value-type="float">
            <text:p>1.5854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9835" calcext:value-type="float">
            <text:p>1.498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84881" calcext:value-type="float">
            <text:p>0.98488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18596" calcext:value-type="float">
            <text:p>1.1859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18596" calcext:value-type="float">
            <text:p>1.1859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891845" calcext:value-type="float">
            <text:p>0.8918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891845" calcext:value-type="float">
            <text:p>0.8918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706405" calcext:value-type="float">
            <text:p>0.7064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71565" calcext:value-type="float">
            <text:p>1.7156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5171" calcext:value-type="float">
            <text:p>1.517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76601" calcext:value-type="float">
            <text:p>1.7660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76805" calcext:value-type="float">
            <text:p>1.7680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76805" calcext:value-type="float">
            <text:p>1.768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76805" calcext:value-type="float">
            <text:p>1.7680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76805" calcext:value-type="float">
            <text:p>1.7680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74773" calcext:value-type="float">
            <text:p>1.747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5901" calcext:value-type="float">
            <text:p>1.4590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5901" calcext:value-type="float">
            <text:p>1.4590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94263" calcext:value-type="float">
            <text:p>1.9426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93796" calcext:value-type="float">
            <text:p>1.937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53271" calcext:value-type="float">
            <text:p>1.5327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51898" calcext:value-type="float">
            <text:p>1.5189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1664" calcext:value-type="float">
            <text:p>2.316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19677" calcext:value-type="float">
            <text:p>4.196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7319" calcext:value-type="float">
            <text:p>6.6731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93106" calcext:value-type="float">
            <text:p>9.9310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.7382" calcext:value-type="float">
            <text:p>12.738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.3682" calcext:value-type="float">
            <text:p>14.368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.6907" calcext:value-type="float">
            <text:p>12.690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33853" calcext:value-type="float">
            <text:p>9.3385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51648" calcext:value-type="float">
            <text:p>4.516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5565" calcext:value-type="float">
            <text:p>2.55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351" calcext:value-type="float">
            <text:p>1.435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02269" calcext:value-type="float">
            <text:p>2.022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22302" calcext:value-type="float">
            <text:p>1.2230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97981" calcext:value-type="float">
            <text:p>1.9798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66667" calcext:value-type="float">
            <text:p>1.6666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867742" calcext:value-type="float">
            <text:p>0.86774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55297" calcext:value-type="float">
            <text:p>1.5529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0259" calcext:value-type="float">
            <text:p>1.4025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0259" calcext:value-type="float">
            <text:p>1.4025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0259" calcext:value-type="float">
            <text:p>1.4025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38551" calcext:value-type="float">
            <text:p>1.385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25988" calcext:value-type="float">
            <text:p>1.2598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56261" calcext:value-type="float">
            <text:p>0.95626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849691" calcext:value-type="float">
            <text:p>0.84969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74469" calcext:value-type="float">
            <text:p>0.7446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96005" calcext:value-type="float">
            <text:p>2.9600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72595" calcext:value-type="float">
            <text:p>3.725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4313" calcext:value-type="float">
            <text:p>3.43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91985" calcext:value-type="float">
            <text:p>2.919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17964" calcext:value-type="float">
            <text:p>3.179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6607" calcext:value-type="float">
            <text:p>1.66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69778" calcext:value-type="float">
            <text:p>3.6977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47668" calcext:value-type="float">
            <text:p>2.4766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39221" calcext:value-type="float">
            <text:p>1.392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30921" calcext:value-type="float">
            <text:p>1.309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478714" calcext:value-type="float">
            <text:p>0.47871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975773" calcext:value-type="float">
            <text:p>0.97577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.37932" calcext:value-type="float">
            <text:p>1.3793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37932" calcext:value-type="float">
            <text:p>1.379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.37932" calcext:value-type="float">
            <text:p>1.3793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.46791" calcext:value-type="float">
            <text:p>1.4679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64442" calcext:value-type="float">
            <text:p>1.6444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.40153" calcext:value-type="float">
            <text:p>1.4015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908514" calcext:value-type="float">
            <text:p>0.9085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.14391" calcext:value-type="float">
            <text:p>1.1439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906327" calcext:value-type="float">
            <text:p>0.90632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773924" calcext:value-type="float">
            <text:p>0.77392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773924" calcext:value-type="float">
            <text:p>0.77392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773924" calcext:value-type="float">
            <text:p>0.77392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.15635" calcext:value-type="float">
            <text:p>7.1563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8.8011" calcext:value-type="float">
            <text:p>28.801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3.451" calcext:value-type="float">
            <text:p>33.4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8.1056" calcext:value-type="float">
            <text:p>18.105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9.62944" calcext:value-type="float">
            <text:p>9.6294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.66445" calcext:value-type="float">
            <text:p>7.6644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23416" calcext:value-type="float">
            <text:p>8.234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.61211" calcext:value-type="float">
            <text:p>8.6121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.89422" calcext:value-type="float">
            <text:p>8.8942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.36558" calcext:value-type="float">
            <text:p>9.3655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.46819" calcext:value-type="float">
            <text:p>7.4681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.67469" calcext:value-type="float">
            <text:p>5.6746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.17281" calcext:value-type="float">
            <text:p>5.1728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09449" calcext:value-type="float">
            <text:p>6.0944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.63439" calcext:value-type="float">
            <text:p>9.6343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.8698" calcext:value-type="float">
            <text:p>10.869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.0359" calcext:value-type="float">
            <text:p>11.035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2.3818" calcext:value-type="float">
            <text:p>12.381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.4159" calcext:value-type="float">
            <text:p>15.415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.9166" calcext:value-type="float">
            <text:p>16.916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.8287" calcext:value-type="float">
            <text:p>16.828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.8287" calcext:value-type="float">
            <text:p>16.828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.1052" calcext:value-type="float">
            <text:p>17.105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.2561" calcext:value-type="float">
            <text:p>17.256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6.4074" calcext:value-type="float">
            <text:p>16.407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.6542" calcext:value-type="float">
            <text:p>16.654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1356" calcext:value-type="float">
            <text:p>15.135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.8556" calcext:value-type="float">
            <text:p>14.855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2.7397" calcext:value-type="float">
            <text:p>12.739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.8784" calcext:value-type="float">
            <text:p>10.878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.74741" calcext:value-type="float">
            <text:p>9.7474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.13392" calcext:value-type="float">
            <text:p>9.1339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.54209" calcext:value-type="float">
            <text:p>8.5420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.22963" calcext:value-type="float">
            <text:p>7.2296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83157" calcext:value-type="float">
            <text:p>6.8315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72001" calcext:value-type="float">
            <text:p>6.7200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51523" calcext:value-type="float">
            <text:p>6.5152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.00503" calcext:value-type="float">
            <text:p>7.0050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.21205" calcext:value-type="float">
            <text:p>7.2120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.86392" calcext:value-type="float">
            <text:p>7.8639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.75935" calcext:value-type="float">
            <text:p>8.7593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.77626" calcext:value-type="float">
            <text:p>8.7762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.9539" calcext:value-type="float">
            <text:p>8.953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.9539" calcext:value-type="float">
            <text:p>8.9539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.02768" calcext:value-type="float">
            <text:p>9.0276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.07443" calcext:value-type="float">
            <text:p>9.0744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.07443" calcext:value-type="float">
            <text:p>9.0744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.75392" calcext:value-type="float">
            <text:p>9.7539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.75392" calcext:value-type="float">
            <text:p>9.7539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.60897" calcext:value-type="float">
            <text:p>9.6089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.60897" calcext:value-type="float">
            <text:p>9.6089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.75072" calcext:value-type="float">
            <text:p>8.7507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.75072" calcext:value-type="float">
            <text:p>8.7507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.47731" calcext:value-type="float">
            <text:p>8.4773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.47731" calcext:value-type="float">
            <text:p>8.4773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.47731" calcext:value-type="float">
            <text:p>8.4773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.47731" calcext:value-type="float">
            <text:p>8.4773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.2582" calcext:value-type="float">
            <text:p>9.258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.2582" calcext:value-type="float">
            <text:p>9.258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.26158" calcext:value-type="float">
            <text:p>9.2615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.2888" calcext:value-type="float">
            <text:p>9.288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9.50072" calcext:value-type="float">
            <text:p>9.5007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.10869" calcext:value-type="float">
            <text:p>9.1086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9.24081" calcext:value-type="float">
            <text:p>9.2408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.24081" calcext:value-type="float">
            <text:p>9.2408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.24081" calcext:value-type="float">
            <text:p>9.2408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9.24081" calcext:value-type="float">
            <text:p>9.2408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.11865" calcext:value-type="float">
            <text:p>8.1186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.11865" calcext:value-type="float">
            <text:p>8.1186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.11865" calcext:value-type="float">
            <text:p>8.1186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8.11865" calcext:value-type="float">
            <text:p>8.1186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.72004" calcext:value-type="float">
            <text:p>7.7200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.18697" calcext:value-type="float">
            <text:p>7.1869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.18697" calcext:value-type="float">
            <text:p>7.1869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80919" calcext:value-type="float">
            <text:p>6.8091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.8112" calcext:value-type="float">
            <text:p>7.811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.8112" calcext:value-type="float">
            <text:p>7.811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403" calcext:value-type="float">
            <text:p>6.840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93649" calcext:value-type="float">
            <text:p>6.9364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21855" calcext:value-type="float">
            <text:p>6.2185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21855" calcext:value-type="float">
            <text:p>6.2185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63975" calcext:value-type="float">
            <text:p>6.639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21855" calcext:value-type="float">
            <text:p>6.2185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21855" calcext:value-type="float">
            <text:p>6.2185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21855" calcext:value-type="float">
            <text:p>6.2185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71936" calcext:value-type="float">
            <text:p>6.7193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.35749" calcext:value-type="float">
            <text:p>7.3574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80509" calcext:value-type="float">
            <text:p>6.8050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.23581" calcext:value-type="float">
            <text:p>7.2358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81494" calcext:value-type="float">
            <text:p>6.8149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81494" calcext:value-type="float">
            <text:p>6.8149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81494" calcext:value-type="float">
            <text:p>6.8149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73902" calcext:value-type="float">
            <text:p>6.7390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73902" calcext:value-type="float">
            <text:p>6.7390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90653" calcext:value-type="float">
            <text:p>6.9065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86252" calcext:value-type="float">
            <text:p>6.8625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86252" calcext:value-type="float">
            <text:p>6.8625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92733" calcext:value-type="float">
            <text:p>6.9273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92733" calcext:value-type="float">
            <text:p>6.9273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.31461" calcext:value-type="float">
            <text:p>9.3146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.6117" calcext:value-type="float">
            <text:p>19.611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5.1168" calcext:value-type="float">
            <text:p>25.116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7.6267" calcext:value-type="float">
            <text:p>27.626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1.0357" calcext:value-type="float">
            <text:p>21.035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8.75499" calcext:value-type="float">
            <text:p>8.7549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.75499" calcext:value-type="float">
            <text:p>8.7549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.41289" calcext:value-type="float">
            <text:p>8.4128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.41289" calcext:value-type="float">
            <text:p>8.4128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.6318" calcext:value-type="float">
            <text:p>8.631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.6318" calcext:value-type="float">
            <text:p>8.631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.62811" calcext:value-type="float">
            <text:p>8.6281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.66253" calcext:value-type="float">
            <text:p>8.6625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.66253" calcext:value-type="float">
            <text:p>8.6625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.23331" calcext:value-type="float">
            <text:p>9.2333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.02988" calcext:value-type="float">
            <text:p>9.0298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.11804" calcext:value-type="float">
            <text:p>9.1180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.64744" calcext:value-type="float">
            <text:p>9.6474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.2275" calcext:value-type="float">
            <text:p>10.227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.2429" calcext:value-type="float">
            <text:p>11.242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.3699" calcext:value-type="float">
            <text:p>11.369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.2901" calcext:value-type="float">
            <text:p>11.290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.9398" calcext:value-type="float">
            <text:p>10.939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.8084" calcext:value-type="float">
            <text:p>10.808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.2371" calcext:value-type="float">
            <text:p>12.237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.8093" calcext:value-type="float">
            <text:p>11.809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.8093" calcext:value-type="float">
            <text:p>11.809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.3611" calcext:value-type="float">
            <text:p>11.361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.6365" calcext:value-type="float">
            <text:p>11.636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2.9806" calcext:value-type="float">
            <text:p>12.980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2.9806" calcext:value-type="float">
            <text:p>12.980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.9806" calcext:value-type="float">
            <text:p>12.980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2.9819" calcext:value-type="float">
            <text:p>12.981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2.7398" calcext:value-type="float">
            <text:p>12.739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.7398" calcext:value-type="float">
            <text:p>12.739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.7398" calcext:value-type="float">
            <text:p>12.739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2.7499" calcext:value-type="float">
            <text:p>12.749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.7499" calcext:value-type="float">
            <text:p>12.749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2.774" calcext:value-type="float">
            <text:p>12.77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.7375" calcext:value-type="float">
            <text:p>12.737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.7375" calcext:value-type="float">
            <text:p>12.737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2.7375" calcext:value-type="float">
            <text:p>12.737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2.7291" calcext:value-type="float">
            <text:p>12.729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2.8662" calcext:value-type="float">
            <text:p>12.866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3.1429" calcext:value-type="float">
            <text:p>13.142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3.766" calcext:value-type="float">
            <text:p>13.76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3.8942" calcext:value-type="float">
            <text:p>13.894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.5863" calcext:value-type="float">
            <text:p>14.586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.5975" calcext:value-type="float">
            <text:p>14.597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.5975" calcext:value-type="float">
            <text:p>14.597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.5089" calcext:value-type="float">
            <text:p>14.508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.2972" calcext:value-type="float">
            <text:p>14.297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.1823" calcext:value-type="float">
            <text:p>14.182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.1947" calcext:value-type="float">
            <text:p>14.194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3.9803" calcext:value-type="float">
            <text:p>13.980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.9629" calcext:value-type="float">
            <text:p>11.962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.30262" calcext:value-type="float">
            <text:p>9.3026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.48171" calcext:value-type="float">
            <text:p>7.4817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.75488" calcext:value-type="float">
            <text:p>4.7548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.09841" calcext:value-type="float">
            <text:p>5.0984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.82201" calcext:value-type="float">
            <text:p>4.8220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.82201" calcext:value-type="float">
            <text:p>4.8220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.2095" calcext:value-type="float">
            <text:p>5.209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.52304" calcext:value-type="float">
            <text:p>5.5230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09552" calcext:value-type="float">
            <text:p>5.0955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17591" calcext:value-type="float">
            <text:p>6.1759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17591" calcext:value-type="float">
            <text:p>6.1759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.55204" calcext:value-type="float">
            <text:p>5.5520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.22386" calcext:value-type="float">
            <text:p>4.2238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.36842" calcext:value-type="float">
            <text:p>4.3684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36842" calcext:value-type="float">
            <text:p>4.3684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.19462" calcext:value-type="float">
            <text:p>5.1946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73461" calcext:value-type="float">
            <text:p>6.7346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7.40105" calcext:value-type="float">
            <text:p>7.401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.49971" calcext:value-type="float">
            <text:p>8.4997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.82226" calcext:value-type="float">
            <text:p>8.8222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9.04441" calcext:value-type="float">
            <text:p>9.0444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.04441" calcext:value-type="float">
            <text:p>9.0444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9.04441" calcext:value-type="float">
            <text:p>9.0444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8.10287" calcext:value-type="float">
            <text:p>8.1028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.60154" calcext:value-type="float">
            <text:p>7.6015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.02772" calcext:value-type="float">
            <text:p>9.0277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.86575" calcext:value-type="float">
            <text:p>9.8657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.7436" calcext:value-type="float">
            <text:p>10.743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.447" calcext:value-type="float">
            <text:p>32.44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5.5578" calcext:value-type="float">
            <text:p>25.557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4.5599" calcext:value-type="float">
            <text:p>24.559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9.5491" calcext:value-type="float">
            <text:p>29.549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3.8673" calcext:value-type="float">
            <text:p>13.867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.4663" calcext:value-type="float">
            <text:p>13.466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.4999" calcext:value-type="float">
            <text:p>12.499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.2541" calcext:value-type="float">
            <text:p>12.254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.6739" calcext:value-type="float">
            <text:p>10.673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9.41786" calcext:value-type="float">
            <text:p>9.4178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.41786" calcext:value-type="float">
            <text:p>9.4178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.37491" calcext:value-type="float">
            <text:p>9.3749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.37491" calcext:value-type="float">
            <text:p>9.3749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.42725" calcext:value-type="float">
            <text:p>9.4272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.79614" calcext:value-type="float">
            <text:p>9.7961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.61545" calcext:value-type="float">
            <text:p>8.6154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.64259" calcext:value-type="float">
            <text:p>8.6425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.66295" calcext:value-type="float">
            <text:p>8.6629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7.79677" calcext:value-type="float">
            <text:p>7.7967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7.13516" calcext:value-type="float">
            <text:p>7.1351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.55008" calcext:value-type="float">
            <text:p>7.5500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.61992" calcext:value-type="float">
            <text:p>7.6199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.85848" calcext:value-type="float">
            <text:p>7.8584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8.01683" calcext:value-type="float">
            <text:p>8.0168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.94019" calcext:value-type="float">
            <text:p>7.9401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.97908" calcext:value-type="float">
            <text:p>7.9790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.38076" calcext:value-type="float">
            <text:p>8.3807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.34285" calcext:value-type="float">
            <text:p>8.3428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8.34285" calcext:value-type="float">
            <text:p>8.3428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8.72053" calcext:value-type="float">
            <text:p>8.7205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.87466" calcext:value-type="float">
            <text:p>8.8746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8.87958" calcext:value-type="float">
            <text:p>8.8795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.74142" calcext:value-type="float">
            <text:p>8.7414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8.40397" calcext:value-type="float">
            <text:p>8.40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.91345" calcext:value-type="float">
            <text:p>7.9134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19259" calcext:value-type="float">
            <text:p>6.1925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.55269" calcext:value-type="float">
            <text:p>5.5526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.47106" calcext:value-type="float">
            <text:p>5.4710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.33201" calcext:value-type="float">
            <text:p>5.3320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62555" calcext:value-type="float">
            <text:p>5.6255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.94343" calcext:value-type="float">
            <text:p>5.9434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5.57095" calcext:value-type="float">
            <text:p>5.5709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.3931" calcext:value-type="float">
            <text:p>4.393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.92337" calcext:value-type="float">
            <text:p>3.9233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.21883" calcext:value-type="float">
            <text:p>3.2188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.79222" calcext:value-type="float">
            <text:p>3.7922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.94002" calcext:value-type="float">
            <text:p>4.9400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.28766" calcext:value-type="float">
            <text:p>5.2876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5.16388" calcext:value-type="float">
            <text:p>5.1638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.51612" calcext:value-type="float">
            <text:p>5.5161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5.22357" calcext:value-type="float">
            <text:p>5.2235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.95719" calcext:value-type="float">
            <text:p>5.9571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1.5326" calcext:value-type="float">
            <text:p>11.532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6.7985" calcext:value-type="float">
            <text:p>16.798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8.8043" calcext:value-type="float">
            <text:p>18.804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.8028" calcext:value-type="float">
            <text:p>14.802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.5909" calcext:value-type="float">
            <text:p>12.590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3.4564" calcext:value-type="float">
            <text:p>13.456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.7399" calcext:value-type="float">
            <text:p>14.739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7.2447" calcext:value-type="float">
            <text:p>17.244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8.7332" calcext:value-type="float">
            <text:p>18.733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8.5326" calcext:value-type="float">
            <text:p>18.532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8.2535" calcext:value-type="float">
            <text:p>18.253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8.4309" calcext:value-type="float">
            <text:p>18.430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6.8885" calcext:value-type="float">
            <text:p>16.888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6.7017" calcext:value-type="float">
            <text:p>16.701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.9607" calcext:value-type="float">
            <text:p>19.96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3.0768" calcext:value-type="float">
            <text:p>23.076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1.6846" calcext:value-type="float">
            <text:p>21.684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7.7513" calcext:value-type="float">
            <text:p>17.751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.5226" calcext:value-type="float">
            <text:p>14.522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1.301" calcext:value-type="float">
            <text:p>11.30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.42678" calcext:value-type="float">
            <text:p>9.4267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.6176" calcext:value-type="float">
            <text:p>7.617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.64113" calcext:value-type="float">
            <text:p>9.641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.43849" calcext:value-type="float">
            <text:p>9.4384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.7137" calcext:value-type="float">
            <text:p>11.713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3.6648" calcext:value-type="float">
            <text:p>13.664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3.6684" calcext:value-type="float">
            <text:p>13.668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.7579" calcext:value-type="float">
            <text:p>14.757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3.2909" calcext:value-type="float">
            <text:p>13.290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3.3158" calcext:value-type="float">
            <text:p>13.315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.048" calcext:value-type="float">
            <text:p>14.04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3.9408" calcext:value-type="float">
            <text:p>13.940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.3225" calcext:value-type="float">
            <text:p>14.322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5.9841" calcext:value-type="float">
            <text:p>15.984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5.8067" calcext:value-type="float">
            <text:p>15.806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6.9222" calcext:value-type="float">
            <text:p>16.922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7.1822" calcext:value-type="float">
            <text:p>17.18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.9948" calcext:value-type="float">
            <text:p>16.994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5.5143" calcext:value-type="float">
            <text:p>15.514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.6822" calcext:value-type="float">
            <text:p>14.682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.1469" calcext:value-type="float">
            <text:p>14.146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.5372" calcext:value-type="float">
            <text:p>13.537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2.4938" calcext:value-type="float">
            <text:p>12.493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3.6021" calcext:value-type="float">
            <text:p>13.602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7.1185" calcext:value-type="float">
            <text:p>17.118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2.7888" calcext:value-type="float">
            <text:p>22.788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6.7094" calcext:value-type="float">
            <text:p>26.709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7.5625" calcext:value-type="float">
            <text:p>27.562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6.9311" calcext:value-type="float">
            <text:p>26.931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4.6505" calcext:value-type="float">
            <text:p>24.650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1.6144" calcext:value-type="float">
            <text:p>21.614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9.4731" calcext:value-type="float">
            <text:p>19.473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9.5704" calcext:value-type="float">
            <text:p>19.570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9.4659" calcext:value-type="float">
            <text:p>19.465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9.4581" calcext:value-type="float">
            <text:p>19.458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9.4581" calcext:value-type="float">
            <text:p>19.458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9.4418" calcext:value-type="float">
            <text:p>19.441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.7097" calcext:value-type="float">
            <text:p>20.709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9.0175" calcext:value-type="float">
            <text:p>19.017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8.7127" calcext:value-type="float">
            <text:p>18.712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6.6763" calcext:value-type="float">
            <text:p>16.676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.5314" calcext:value-type="float">
            <text:p>14.531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.8046" calcext:value-type="float">
            <text:p>13.804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.0694" calcext:value-type="float">
            <text:p>13.069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.4736" calcext:value-type="float">
            <text:p>12.473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2.074" calcext:value-type="float">
            <text:p>12.07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.8772" calcext:value-type="float">
            <text:p>10.877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.5793" calcext:value-type="float">
            <text:p>10.579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.63372" calcext:value-type="float">
            <text:p>9.6337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.83601" calcext:value-type="float">
            <text:p>8.8360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98693" calcext:value-type="float">
            <text:p>6.9869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25022" calcext:value-type="float">
            <text:p>6.2502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.64314" calcext:value-type="float">
            <text:p>5.6431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.41564" calcext:value-type="float">
            <text:p>5.4156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.22754" calcext:value-type="float">
            <text:p>5.2275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.2427" calcext:value-type="float">
            <text:p>5.242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.69338" calcext:value-type="float">
            <text:p>4.6933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.94952" calcext:value-type="float">
            <text:p>4.9495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.9421" calcext:value-type="float">
            <text:p>5.942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.9421" calcext:value-type="float">
            <text:p>5.942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3186" calcext:value-type="float">
            <text:p>6.4318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70229" calcext:value-type="float">
            <text:p>6.7022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.76132" calcext:value-type="float">
            <text:p>7.7613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9.32492" calcext:value-type="float">
            <text:p>9.3249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.2212" calcext:value-type="float">
            <text:p>10.221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1.9353" calcext:value-type="float">
            <text:p>11.935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2.4807" calcext:value-type="float">
            <text:p>12.480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.4533" calcext:value-type="float">
            <text:p>13.453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2.9147" calcext:value-type="float">
            <text:p>12.914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2.8827" calcext:value-type="float">
            <text:p>12.882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1.9279" calcext:value-type="float">
            <text:p>11.927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1.9279" calcext:value-type="float">
            <text:p>11.927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2.2448" calcext:value-type="float">
            <text:p>12.244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2.2448" calcext:value-type="float">
            <text:p>12.244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2.791" calcext:value-type="float">
            <text:p>12.79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3.0463" calcext:value-type="float">
            <text:p>13.046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.0463" calcext:value-type="float">
            <text:p>13.046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.0463" calcext:value-type="float">
            <text:p>13.046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2.7326" calcext:value-type="float">
            <text:p>12.732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1.4351" calcext:value-type="float">
            <text:p>11.435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1.6259" calcext:value-type="float">
            <text:p>11.625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1.8601" calcext:value-type="float">
            <text:p>11.860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1.0561" calcext:value-type="float">
            <text:p>11.056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.7917" calcext:value-type="float">
            <text:p>10.791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.218" calcext:value-type="float">
            <text:p>10.21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.218" calcext:value-type="float">
            <text:p>10.21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0.7563" calcext:value-type="float">
            <text:p>10.756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2.2081" calcext:value-type="float">
            <text:p>12.208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.5998" calcext:value-type="float">
            <text:p>13.599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.9658" calcext:value-type="float">
            <text:p>14.965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5.6758" calcext:value-type="float">
            <text:p>15.675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.6599" calcext:value-type="float">
            <text:p>15.659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6.3042" calcext:value-type="float">
            <text:p>16.304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6.4727" calcext:value-type="float">
            <text:p>16.472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.3777" calcext:value-type="float">
            <text:p>17.377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.1923" calcext:value-type="float">
            <text:p>18.192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7.2101" calcext:value-type="float">
            <text:p>17.210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7.2101" calcext:value-type="float">
            <text:p>17.210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7.2101" calcext:value-type="float">
            <text:p>17.210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7.4974" calcext:value-type="float">
            <text:p>17.497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7.4974" calcext:value-type="float">
            <text:p>17.497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7.1042" calcext:value-type="float">
            <text:p>17.104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7.0422" calcext:value-type="float">
            <text:p>17.042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6.8569" calcext:value-type="float">
            <text:p>16.856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6.5673" calcext:value-type="float">
            <text:p>16.567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.5673" calcext:value-type="float">
            <text:p>16.567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5.9054" calcext:value-type="float">
            <text:p>15.905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.9054" calcext:value-type="float">
            <text:p>15.905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6.4881" calcext:value-type="float">
            <text:p>16.488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6.4491" calcext:value-type="float">
            <text:p>16.449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6.4491" calcext:value-type="float">
            <text:p>16.449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6.4491" calcext:value-type="float">
            <text:p>16.449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5.2757" calcext:value-type="float">
            <text:p>15.275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5.719" calcext:value-type="float">
            <text:p>15.71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5.5075" calcext:value-type="float">
            <text:p>15.50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.6054" calcext:value-type="float">
            <text:p>15.605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6.4367" calcext:value-type="float">
            <text:p>16.436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0.7151" calcext:value-type="float">
            <text:p>20.715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5.9991" calcext:value-type="float">
            <text:p>25.999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0.9654" calcext:value-type="float">
            <text:p>30.965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1.9313" calcext:value-type="float">
            <text:p>31.931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0.9119" calcext:value-type="float">
            <text:p>30.911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8.1599" calcext:value-type="float">
            <text:p>28.159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5.5524" calcext:value-type="float">
            <text:p>25.552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9.6989" calcext:value-type="float">
            <text:p>19.698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.4814" calcext:value-type="float">
            <text:p>16.481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3.6895" calcext:value-type="float">
            <text:p>13.689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3.5386" calcext:value-type="float">
            <text:p>13.538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3.5386" calcext:value-type="float">
            <text:p>13.538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3.5386" calcext:value-type="float">
            <text:p>13.538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3.6136" calcext:value-type="float">
            <text:p>13.613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3.6979" calcext:value-type="float">
            <text:p>13.697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7.6531" calcext:value-type="float">
            <text:p>17.653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9.5222" calcext:value-type="float">
            <text:p>19.522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0.9101" calcext:value-type="float">
            <text:p>20.910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1.4854" calcext:value-type="float">
            <text:p>21.485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9.9642" calcext:value-type="float">
            <text:p>19.964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7.2703" calcext:value-type="float">
            <text:p>17.270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.5997" calcext:value-type="float">
            <text:p>14.599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3.4512" calcext:value-type="float">
            <text:p>13.451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2.5405" calcext:value-type="float">
            <text:p>12.540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1.7213" calcext:value-type="float">
            <text:p>11.721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1.4285" calcext:value-type="float">
            <text:p>11.428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1.2643" calcext:value-type="float">
            <text:p>11.264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1.2979" calcext:value-type="float">
            <text:p>11.297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1.2979" calcext:value-type="float">
            <text:p>11.297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1.2742" calcext:value-type="float">
            <text:p>11.274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1.4708" calcext:value-type="float">
            <text:p>11.470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1.4708" calcext:value-type="float">
            <text:p>11.470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1.1267" calcext:value-type="float">
            <text:p>11.126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.9093" calcext:value-type="float">
            <text:p>10.909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.9196" calcext:value-type="float">
            <text:p>10.919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0.9196" calcext:value-type="float">
            <text:p>10.919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.9196" calcext:value-type="float">
            <text:p>10.919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.9083" calcext:value-type="float">
            <text:p>10.9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9T17:37:44.274655594</dc:date>
    <dc:creator>Marcin Naw</dc:creator>
    <meta:document-statistic meta:table-count="1" meta:cell-count="288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49cm" svg:height="16.408cm" xlink:href=".." xlink:type="simple" chart:class="chart:line" chart:style-name="ch1">
        <chart:plot-area chart:style-name="ch2" table:cell-range-address="Sheet1.A1:Sheet1.B1440" chart:data-source-has-labels="column" svg:x="1.789cm" svg:y="1.447cm" svg:width="35.604cm" svg:height="13.652cm">
          <chartooo:coordinate-region svg:x="2.41cm" svg:y="1.646cm" svg:width="34.983cm" svg:height="12.399cm"/>
          <chart:axis chart:dimension="x" chart:name="primary-x" chart:style-name="ch3" chartooo:axis-type="auto">
            <chartooo:date-scale/>
            <chart:title svg:x="19.071cm" svg:y="15.427cm" chart:style-name="ch4">
              <text:p>Frame</text:p>
            </chart:title>
            <chart:categories table:cell-range-address="Sheet1.A1:Sheet1.A1440"/>
          </chart:axis>
          <chart:axis chart:dimension="y" chart:name="primary-y" chart:style-name="ch3">
            <chart:title svg:x="0.451cm" svg:y="10.116cm" chart:style-name="ch5">
              <text:p>Standard Deviation AC(i)</text:p>
            </chart:title>
            <chart:grid chart:style-name="ch6" chart:class="major"/>
          </chart:axis>
          <chart:series chart:style-name="ch7" chart:values-cell-range-address="Sheet1.B1:Sheet1.B1440" chart:class="chart:line">
            <chart:data-point chart:repeated="1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1440</svg:desc>
                </draw:g>
              </table:table-cell>
              <table:table-cell office:value-type="float" office:value="2.73204">
                <text:p>2.73204</text:p>
                <draw:g>
                  <svg:desc>Sheet1.B1:Sheet1.B14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71131">
                <text:p>3.711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8263">
                <text:p>3.382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3938">
                <text:p>3.039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48466">
                <text:p>3.484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5564">
                <text:p>3.255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98525">
                <text:p>2.98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91531">
                <text:p>1.915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55927">
                <text:p>3.559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8076">
                <text:p>2.980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91616">
                <text:p>2.916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50835">
                <text:p>3.508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06251">
                <text:p>4.062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15749">
                <text:p>4.157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18089">
                <text:p>3.180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35181">
                <text:p>4.351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60717">
                <text:p>3.607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13186">
                <text:p>3.1318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87707">
                <text:p>2.877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91464">
                <text:p>3.914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21142">
                <text:p>3.211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8038">
                <text:p>2.9803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69899">
                <text:p>3.698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36119">
                <text:p>3.361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88509">
                <text:p>4.885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8373">
                <text:p>2.6837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50416">
                <text:p>4.504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25713">
                <text:p>3.257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08304">
                <text:p>2.083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32797">
                <text:p>3.3279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1445">
                <text:p>3.14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5142">
                <text:p>3.751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02913">
                <text:p>4.0291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4547">
                <text:p>2.454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94219">
                <text:p>2.942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9324">
                <text:p>2.93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72768">
                <text:p>2.7276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82843">
                <text:p>2.8284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15596">
                <text:p>3.155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7484">
                <text:p>3.574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97505">
                <text:p>2.9750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63392">
                <text:p>3.6339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97193">
                <text:p>2.9719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50591">
                <text:p>3.5059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60101">
                <text:p>3.601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.14219">
                <text:p>4.1421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99764">
                <text:p>2.997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54251">
                <text:p>3.5425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8363">
                <text:p>4.583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.54954">
                <text:p>3.5495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.03354">
                <text:p>3.0335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.33333">
                <text:p>3.333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.75882">
                <text:p>3.7588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39701">
                <text:p>3.397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20652">
                <text:p>3.2065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83123">
                <text:p>2.8312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86465">
                <text:p>3.8646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.14241">
                <text:p>3.142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21719">
                <text:p>4.217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09746">
                <text:p>3.0974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.01172">
                <text:p>3.011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.52482">
                <text:p>3.524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6651">
                <text:p>3.5665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05858">
                <text:p>3.0585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04036">
                <text:p>3.0403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12976">
                <text:p>3.129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00624">
                <text:p>3.006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5189">
                <text:p>3.51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01151">
                <text:p>3.0115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49583">
                <text:p>2.4958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46277">
                <text:p>2.4627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4027">
                <text:p>3.402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92617">
                <text:p>2.9261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.23915">
                <text:p>3.2391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06636">
                <text:p>2.0663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35107">
                <text:p>2.3510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.69252">
                <text:p>3.6925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27569">
                <text:p>3.275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01162">
                <text:p>2.0116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.11357">
                <text:p>5.113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.02945">
                <text:p>5.0294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.90586">
                <text:p>3.9058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96101">
                <text:p>2.9610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94191">
                <text:p>3.9419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.96409">
                <text:p>3.9640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.65834">
                <text:p>4.6583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34134">
                <text:p>2.3413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.32827">
                <text:p>4.328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589">
                <text:p>3.058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19097">
                <text:p>3.1909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80306">
                <text:p>2.803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91071">
                <text:p>2.9107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0989">
                <text:p>3.098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.56401">
                <text:p>3.5640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55417">
                <text:p>2.5541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.12455">
                <text:p>4.1245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39523">
                <text:p>2.395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3158">
                <text:p>2.3315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.9965">
                <text:p>3.996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03154">
                <text:p>3.0315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36039">
                <text:p>2.3603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844567">
                <text:p>0.84456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26779">
                <text:p>2.2677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11752">
                <text:p>2.1175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.80369">
                <text:p>4.8036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52915">
                <text:p>2.52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42915">
                <text:p>2.429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65805">
                <text:p>2.6580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77026">
                <text:p>2.7702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58348">
                <text:p>2.5834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.90347">
                <text:p>3.903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.34043">
                <text:p>3.3404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11359">
                <text:p>2.1135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26686">
                <text:p>2.2668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99002">
                <text:p>2.99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7792">
                <text:p>2.779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43982">
                <text:p>3.4398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74296">
                <text:p>2.7429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.87606">
                <text:p>1.8760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74802">
                <text:p>2.748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42323">
                <text:p>2.4232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66662">
                <text:p>2.6666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79105">
                <text:p>3.7910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3848">
                <text:p>4.1384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.68956">
                <text:p>3.689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41899">
                <text:p>3.4189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.27414">
                <text:p>3.2741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.27327">
                <text:p>3.2732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.77699">
                <text:p>3.7769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.78332">
                <text:p>3.783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.86064">
                <text:p>3.8606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.26868">
                <text:p>3.2686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.9278">
                <text:p>3.927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.92966">
                <text:p>3.9296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.50962">
                <text:p>3.509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93835">
                <text:p>2.9383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.96815">
                <text:p>4.9681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.26504">
                <text:p>3.265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.39701">
                <text:p>3.3970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.67391">
                <text:p>2.6739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70529">
                <text:p>3.7052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.57183">
                <text:p>3.5718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.88752">
                <text:p>3.8875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.67368">
                <text:p>2.6736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.63975">
                <text:p>3.639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18665">
                <text:p>3.1866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.97593">
                <text:p>2.9759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.85884">
                <text:p>3.85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.40368">
                <text:p>3.4036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.20586">
                <text:p>3.2058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80302">
                <text:p>2.803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.23887">
                <text:p>4.2388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.17539">
                <text:p>3.1753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.58947">
                <text:p>2.5894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.59268">
                <text:p>2.592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78633">
                <text:p>2.7863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.36119">
                <text:p>3.3611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99334">
                <text:p>2.9933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21825">
                <text:p>2.2182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.69553">
                <text:p>2.6955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.44457">
                <text:p>2.4445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.09917">
                <text:p>2.0991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95078">
                <text:p>1.9507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.1492">
                <text:p>2.149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.67339">
                <text:p>3.673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3597">
                <text:p>4.359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.6999">
                <text:p>2.699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.47026">
                <text:p>2.4702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.86532">
                <text:p>2.8653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.87695">
                <text:p>3.8769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9399">
                <text:p>3.939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.16753">
                <text:p>2.1675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.7032">
                <text:p>2.703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.27811">
                <text:p>3.2781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.83333">
                <text:p>2.83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73063">
                <text:p>2.7306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.48793">
                <text:p>3.4879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.94931">
                <text:p>2.9493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.38003">
                <text:p>3.3800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.42665">
                <text:p>2.426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.23597">
                <text:p>4.235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.84922">
                <text:p>3.849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.32817">
                <text:p>2.3281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.22222">
                <text:p>3.2222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.35879">
                <text:p>4.358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94931">
                <text:p>2.9493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.55179">
                <text:p>2.5517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.24824">
                <text:p>2.2482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.01187">
                <text:p>2.01187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.82803">
                <text:p>2.8280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.06247">
                <text:p>3.0624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72808">
                <text:p>3.7280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59865">
                <text:p>2.5986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.97209">
                <text:p>3.9720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46321">
                <text:p>3.4632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.59306">
                <text:p>2.5930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.71807">
                <text:p>2.7180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89224">
                <text:p>2.8922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62813">
                <text:p>1.628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53876">
                <text:p>3.5387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.01303">
                <text:p>3.0130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.67961">
                <text:p>2.6796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45823">
                <text:p>3.4582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.35007">
                <text:p>2.350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3787">
                <text:p>3.6378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98895">
                <text:p>3.9889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4.9236">
                <text:p>4.923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.45919">
                <text:p>2.4591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.8778">
                <text:p>2.877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.45033">
                <text:p>3.4503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.91747">
                <text:p>2.9174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.20698">
                <text:p>3.2069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.28295">
                <text:p>3.2829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.3923">
                <text:p>3.3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42779">
                <text:p>3.4277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.15159">
                <text:p>3.1515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.74427">
                <text:p>3.7442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72838">
                <text:p>3.7283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.74002">
                <text:p>2.74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.24511">
                <text:p>3.2451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.94863">
                <text:p>2.9486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.34759">
                <text:p>3.3475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.11614">
                <text:p>3.1161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.52153">
                <text:p>4.521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89297">
                <text:p>1.8929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.21702">
                <text:p>3.217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74689">
                <text:p>2.7468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.18944">
                <text:p>2.1894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.29021">
                <text:p>2.2902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.84132">
                <text:p>3.8413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.2304">
                <text:p>3.230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.05306">
                <text:p>3.0530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97649">
                <text:p>1.9764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.50669">
                <text:p>2.506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.09822">
                <text:p>3.0982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.17844">
                <text:p>4.1784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.42747">
                <text:p>2.4274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.01711">
                <text:p>3.0171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.5501">
                <text:p>3.550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.17428">
                <text:p>4.1742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.04187">
                <text:p>3.0418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42997">
                <text:p>2.4299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4.21116">
                <text:p>4.2111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.9498">
                <text:p>3.94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71966">
                <text:p>2.7196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62145">
                <text:p>2.6214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68428">
                <text:p>2.684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.43419">
                <text:p>3.4341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25286">
                <text:p>2.2528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99845">
                <text:p>1.998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81136">
                <text:p>2.811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92889">
                <text:p>2.9288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.35173">
                <text:p>3.3517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.13356">
                <text:p>3.133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05098">
                <text:p>4.0509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.7244">
                <text:p>2.724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.90003">
                <text:p>1.9000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.78811">
                <text:p>2.7881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.4365">
                <text:p>2.436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.66964">
                <text:p>2.6696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.4606">
                <text:p>2.460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.63669">
                <text:p>2.6366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.8843">
                <text:p>2.884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.87948">
                <text:p>2.8794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39785">
                <text:p>3.3978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.21933">
                <text:p>3.2193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.55955">
                <text:p>3.5595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.76094">
                <text:p>2.7609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4.05074">
                <text:p>4.0507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.23543">
                <text:p>3.2354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.88017">
                <text:p>2.8801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.79953">
                <text:p>4.7995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.60357">
                <text:p>1.603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8787">
                <text:p>2.4878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.77174">
                <text:p>2.7717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.48793">
                <text:p>3.4879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.66736">
                <text:p>2.6673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.90967">
                <text:p>1.9096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.46805">
                <text:p>2.4680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.78526">
                <text:p>2.7852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.4397">
                <text:p>2.439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.26504">
                <text:p>3.2650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.32006">
                <text:p>3.3200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76237">
                <text:p>2.7623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.78384">
                <text:p>2.783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.92562">
                <text:p>2.9256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.86601">
                <text:p>2.8660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.27993">
                <text:p>3.2799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.1484">
                <text:p>3.14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.33199">
                <text:p>3.3319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.42895">
                <text:p>3.4289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.79438">
                <text:p>2.7943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.77884">
                <text:p>2.778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72631">
                <text:p>1.7263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.40631">
                <text:p>3.4063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.77281">
                <text:p>1.7728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.33456">
                <text:p>2.3345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.8014">
                <text:p>1.801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.81238">
                <text:p>1.8123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.9518">
                <text:p>1.951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02825">
                <text:p>1.0282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.74454">
                <text:p>1.7445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.17514">
                <text:p>1.1751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.13728">
                <text:p>1.1372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977804">
                <text:p>0.97780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.00975">
                <text:p>1.0097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946485">
                <text:p>0.946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755272">
                <text:p>0.75527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755272">
                <text:p>0.75527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55272">
                <text:p>0.75527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735812">
                <text:p>0.73581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692756">
                <text:p>0.69275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.44715">
                <text:p>1.4471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.44715">
                <text:p>1.4471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453163">
                <text:p>0.45316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453163">
                <text:p>0.453163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473242">
                <text:p>0.47324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473242">
                <text:p>0.47324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.23282">
                <text:p>1.2328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79915">
                <text:p>0.7991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631317">
                <text:p>0.63131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631317">
                <text:p>0.63131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47949">
                <text:p>0.4794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.14087">
                <text:p>1.1408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.23443">
                <text:p>1.2344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.94263">
                <text:p>1.942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94263">
                <text:p>1.9426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.72106">
                <text:p>1.7210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.72106">
                <text:p>1.7210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.87976">
                <text:p>1.8797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.33413">
                <text:p>2.3341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657489">
                <text:p>0.657489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.46512">
                <text:p>1.4651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.45425">
                <text:p>1.4542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.23443">
                <text:p>1.2344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845008">
                <text:p>0.84500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845008">
                <text:p>0.84500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641643">
                <text:p>0.641643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617213">
                <text:p>0.61721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617213">
                <text:p>0.617213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678284">
                <text:p>0.67828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.49038">
                <text:p>1.4903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979452">
                <text:p>0.97945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.34509">
                <text:p>1.345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36777">
                <text:p>1.3677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590937">
                <text:p>0.590937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590937">
                <text:p>0.59093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785376">
                <text:p>0.78537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57735">
                <text:p>0.5773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.70775">
                <text:p>1.7077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.6735">
                <text:p>1.673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.13028">
                <text:p>1.1302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.14597">
                <text:p>1.1459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03017">
                <text:p>1.0301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.03017">
                <text:p>1.0301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.14087">
                <text:p>1.1408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596784">
                <text:p>0.59678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723061">
                <text:p>0.72306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605653">
                <text:p>0.60565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605653">
                <text:p>0.60565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671855">
                <text:p>0.67185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616409">
                <text:p>0.61640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78063">
                <text:p>1.7806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.04682">
                <text:p>2.0468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.99696">
                <text:p>1.9969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.90134">
                <text:p>1.9013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.45765">
                <text:p>1.4576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.23754">
                <text:p>1.2375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.12676">
                <text:p>1.1267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.11091">
                <text:p>1.1109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17133">
                <text:p>1.1713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.60967">
                <text:p>1.60967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.60967">
                <text:p>1.60967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999504">
                <text:p>0.99950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88902">
                <text:p>0.98890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.08196">
                <text:p>1.0819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293785">
                <text:p>0.29378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435298">
                <text:p>0.43529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27049">
                <text:p>0.2704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566728">
                <text:p>0.56672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742522">
                <text:p>0.74252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742522">
                <text:p>0.74252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580563">
                <text:p>0.58056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445157">
                <text:p>0.44515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853913">
                <text:p>0.85391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.02305">
                <text:p>1.0230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93694">
                <text:p>1.9369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.64019">
                <text:p>1.6401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.64019">
                <text:p>1.6401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.67023">
                <text:p>1.6702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.51415">
                <text:p>1.5141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.66399">
                <text:p>1.6639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48463">
                <text:p>1.4846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683566">
                <text:p>0.68356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.23443">
                <text:p>1.2344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884024">
                <text:p>0.8840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.7613">
                <text:p>1.761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.44191">
                <text:p>1.4419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.44191">
                <text:p>1.4419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.30779">
                <text:p>1.3077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.41763">
                <text:p>1.4176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.40153">
                <text:p>1.4015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3039">
                <text:p>1.3039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.29397">
                <text:p>1.2939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.29397">
                <text:p>1.2939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.29397">
                <text:p>1.2939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.40153">
                <text:p>1.4015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.2956">
                <text:p>1.2956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.35318">
                <text:p>1.3531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890314">
                <text:p>0.89031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890314">
                <text:p>0.89031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890314">
                <text:p>0.89031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890314">
                <text:p>0.89031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890314">
                <text:p>0.89031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890314">
                <text:p>0.89031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.17514">
                <text:p>1.1751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.17514">
                <text:p>1.1751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436436">
                <text:p>0.43643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.49071">
                <text:p>1.4907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.49071">
                <text:p>1.4907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.49071">
                <text:p>1.49071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.9795">
                <text:p>1.9795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74461">
                <text:p>1.7446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.42948">
                <text:p>1.4294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31987">
                <text:p>1.31987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.953143">
                <text:p>0.95314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953143">
                <text:p>0.95314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293785">
                <text:p>0.29378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93785">
                <text:p>0.29378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.26214">
                <text:p>1.2621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.45425">
                <text:p>1.4542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.54038">
                <text:p>1.5403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.51898">
                <text:p>1.5189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.34878">
                <text:p>1.3487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.34878">
                <text:p>1.348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.629153">
                <text:p>0.62915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629153">
                <text:p>0.62915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629153">
                <text:p>0.62915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.629153">
                <text:p>0.62915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350736">
                <text:p>0.35073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.700765">
                <text:p>0.700765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.02353">
                <text:p>1.02353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.02353">
                <text:p>1.0235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.02353">
                <text:p>1.0235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.02353">
                <text:p>1.0235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.02353">
                <text:p>1.02353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.09789">
                <text:p>1.0978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.39007">
                <text:p>1.3900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.20751">
                <text:p>1.2075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24074">
                <text:p>1.2407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.01953">
                <text:p>1.0195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.05679">
                <text:p>1.0567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.01526">
                <text:p>1.01526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.01526">
                <text:p>1.01526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.946878">
                <text:p>0.9468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946878">
                <text:p>0.946878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912327">
                <text:p>0.912327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912327">
                <text:p>0.912327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.64383">
                <text:p>2.6438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.24116">
                <text:p>2.24116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.14498">
                <text:p>2.1449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.15657">
                <text:p>2.1565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.15657">
                <text:p>2.15657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.53243">
                <text:p>0.5324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53243">
                <text:p>0.5324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.53243">
                <text:p>0.53243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.53243">
                <text:p>0.5324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.53243">
                <text:p>0.53243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53243">
                <text:p>0.5324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.585667">
                <text:p>0.585667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.796663">
                <text:p>0.796663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.796663">
                <text:p>0.79666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.28859">
                <text:p>1.2885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28859">
                <text:p>1.2885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.28859">
                <text:p>1.28859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.28859">
                <text:p>1.28859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.13695">
                <text:p>1.1369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.350382">
                <text:p>0.35038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.445157">
                <text:p>0.445157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.445157">
                <text:p>0.445157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.445157">
                <text:p>0.445157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.40498">
                <text:p>1.4049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.26371">
                <text:p>1.2637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.3473">
                <text:p>1.3473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.17514">
                <text:p>1.1751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.17514">
                <text:p>1.17514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.17514">
                <text:p>1.17514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.62133">
                <text:p>1.62133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2.0461">
                <text:p>2.046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.32436">
                <text:p>3.3243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7.68371">
                <text:p>7.6837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1.8473">
                <text:p>31.8473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46.3698">
                <text:p>46.3698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2.2687">
                <text:p>32.2687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26.1002">
                <text:p>26.1002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2.2486">
                <text:p>32.248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7.94625">
                <text:p>7.94625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3.60909">
                <text:p>3.60909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4.07759">
                <text:p>4.07759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.17566">
                <text:p>5.17566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6.77675">
                <text:p>6.7767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.66557">
                <text:p>7.6655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8.70179">
                <text:p>8.7017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7.08633">
                <text:p>7.0863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.95591">
                <text:p>6.9559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.41427">
                <text:p>6.41427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.44612">
                <text:p>1.4461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.733955">
                <text:p>0.73395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.733955">
                <text:p>0.733955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.770874">
                <text:p>0.770874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.801165">
                <text:p>0.80116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801165">
                <text:p>0.80116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.766356">
                <text:p>0.76635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.766356">
                <text:p>0.76635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.872872">
                <text:p>0.872872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.687184">
                <text:p>0.687184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.688446">
                <text:p>0.68844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.786796">
                <text:p>0.78679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.786796">
                <text:p>0.78679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.786796">
                <text:p>0.78679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651425">
                <text:p>0.651425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.755929">
                <text:p>0.75592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.766194">
                <text:p>0.76619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.796819">
                <text:p>0.79681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.888641">
                <text:p>0.888641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436436">
                <text:p>0.436436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.99105">
                <text:p>1.99105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.17133">
                <text:p>1.17133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.93136">
                <text:p>1.9313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86758">
                <text:p>1.8675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3.47921">
                <text:p>3.4792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.3913">
                <text:p>4.3913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.48975">
                <text:p>3.48975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.81648">
                <text:p>2.81648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.88325">
                <text:p>1.88325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.07397">
                <text:p>2.07397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.895176">
                <text:p>0.895176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.895176">
                <text:p>0.89517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3913">
                <text:p>1.13913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.51374">
                <text:p>1.51374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.51374">
                <text:p>1.5137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.94919">
                <text:p>1.9491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.93726">
                <text:p>1.93726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.36291">
                <text:p>2.3629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2.6017">
                <text:p>2.601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3.10717">
                <text:p>3.1071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.34903">
                <text:p>3.3490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.99476">
                <text:p>3.99476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.77261">
                <text:p>4.7726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.90534">
                <text:p>5.90534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8.26302">
                <text:p>8.2630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1.5595">
                <text:p>11.5595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5.6193">
                <text:p>15.6193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8.4582">
                <text:p>18.4582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9.7578">
                <text:p>19.757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1.7482">
                <text:p>21.748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2.2667">
                <text:p>22.2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4.1181">
                <text:p>24.118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4.3881">
                <text:p>24.388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24.6586">
                <text:p>24.658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4.6778">
                <text:p>24.6778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5.2927">
                <text:p>25.292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25.3045">
                <text:p>25.3045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5.0528">
                <text:p>25.052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5.9701">
                <text:p>25.9701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25.7472">
                <text:p>25.7472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24.5584">
                <text:p>24.558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2.7463">
                <text:p>22.746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8.5035">
                <text:p>18.5035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1.9818">
                <text:p>11.9818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6.92104">
                <text:p>6.92104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4.92944">
                <text:p>4.9294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4.1514">
                <text:p>4.1514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.50874">
                <text:p>3.50874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3.00264">
                <text:p>3.00264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.80147">
                <text:p>2.8014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.21736">
                <text:p>2.2173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.21736">
                <text:p>2.21736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.83056">
                <text:p>1.83056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.83056">
                <text:p>1.83056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.83056">
                <text:p>1.83056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.58961">
                <text:p>2.58961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.58961">
                <text:p>2.58961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2.28038">
                <text:p>2.28038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.19029">
                <text:p>2.1902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.38958">
                <text:p>2.389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15634">
                <text:p>2.15634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.81278">
                <text:p>2.81278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2.15266">
                <text:p>2.15266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.04797">
                <text:p>2.04797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.9496">
                <text:p>2.9496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.13546">
                <text:p>3.13546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.26413">
                <text:p>3.26413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.11684">
                <text:p>4.1168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4.16607">
                <text:p>4.16607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4.11995">
                <text:p>4.1199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.6742">
                <text:p>3.6742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3.40834">
                <text:p>3.40834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.97605">
                <text:p>2.97605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.12173">
                <text:p>2.1217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.21148">
                <text:p>2.21148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.90655">
                <text:p>1.9065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.87268">
                <text:p>1.87268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2.1496">
                <text:p>2.149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1496">
                <text:p>2.1496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.86652">
                <text:p>1.8665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.10442">
                <text:p>2.1044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.29627">
                <text:p>1.29627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2.39046">
                <text:p>2.39046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3.06732">
                <text:p>3.06732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.53385">
                <text:p>2.53385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.1547">
                <text:p>1.1547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.548266">
                <text:p>0.54826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397163">
                <text:p>0.39716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.810246">
                <text:p>0.810246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.293785">
                <text:p>0.293785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.293785">
                <text:p>0.293785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.293785">
                <text:p>0.2937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.393398">
                <text:p>0.393398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.934353">
                <text:p>0.934353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.09789">
                <text:p>1.09789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.09789">
                <text:p>1.09789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.00186">
                <text:p>1.00186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.00593">
                <text:p>1.00593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.343592">
                <text:p>0.343592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.470351">
                <text:p>0.47035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470351">
                <text:p>0.470351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.526811">
                <text:p>0.526811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.442923">
                <text:p>0.442923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.350382">
                <text:p>0.35038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.314576">
                <text:p>0.314576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.00791">
                <text:p>1.00791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.62561">
                <text:p>1.62561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.4306">
                <text:p>1.4306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.73548">
                <text:p>1.7354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467177">
                <text:p>0.467177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.426084">
                <text:p>0.426084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.243975">
                <text:p>0.243975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.561452">
                <text:p>0.56145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.977804">
                <text:p>0.97780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.921389">
                <text:p>0.921389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.213042">
                <text:p>0.2130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213042">
                <text:p>0.21304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.02825">
                <text:p>1.02825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.02825">
                <text:p>1.02825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.01575">
                <text:p>1.01575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.16837">
                <text:p>1.16837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.16837">
                <text:p>1.1683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.53756">
                <text:p>1.53756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.0166">
                <text:p>1.016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.55297">
                <text:p>1.5529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.29474">
                <text:p>1.29474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.29474">
                <text:p>1.2947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.08699">
                <text:p>1.08699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.25988">
                <text:p>1.25988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.79277">
                <text:p>1.7927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.65613">
                <text:p>5.65613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24.6873">
                <text:p>24.6873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46.9135">
                <text:p>46.9135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54.6861">
                <text:p>54.686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54.4539">
                <text:p>54.453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52.9374">
                <text:p>52.937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50.0526">
                <text:p>50.0526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37.3459">
                <text:p>37.345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7.183">
                <text:p>17.183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2.9451">
                <text:p>2.945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.87056">
                <text:p>1.87056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.58545">
                <text:p>1.5854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.58545">
                <text:p>1.58545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.49835">
                <text:p>1.49835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.984881">
                <text:p>0.984881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.18596">
                <text:p>1.18596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.18596">
                <text:p>1.1859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.891845">
                <text:p>0.89184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891845">
                <text:p>0.891845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.706405">
                <text:p>0.706405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.71565">
                <text:p>1.71565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.5171">
                <text:p>1.5171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.76601">
                <text:p>1.76601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.76805">
                <text:p>1.76805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.76805">
                <text:p>1.7680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.76805">
                <text:p>1.76805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.76805">
                <text:p>1.76805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74773">
                <text:p>1.74773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.45901">
                <text:p>1.45901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.45901">
                <text:p>1.45901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.94263">
                <text:p>1.94263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.93796">
                <text:p>1.93796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.53271">
                <text:p>1.53271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.51898">
                <text:p>1.51898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2.31664">
                <text:p>2.31664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4.19677">
                <text:p>4.19677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6.67319">
                <text:p>6.6731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.93106">
                <text:p>9.9310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2.7382">
                <text:p>12.7382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4.3682">
                <text:p>14.3682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2.6907">
                <text:p>12.6907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9.33853">
                <text:p>9.3385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4.51648">
                <text:p>4.5164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2.5565">
                <text:p>2.5565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.4351">
                <text:p>1.4351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.02269">
                <text:p>2.02269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.22302">
                <text:p>1.2230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.97981">
                <text:p>1.97981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.867742">
                <text:p>0.86774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.55297">
                <text:p>1.55297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.40259">
                <text:p>1.4025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.40259">
                <text:p>1.40259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.40259">
                <text:p>1.4025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.38551">
                <text:p>1.3855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25988">
                <text:p>1.25988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.956261">
                <text:p>0.956261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.849691">
                <text:p>0.849691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.74469">
                <text:p>0.7446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2.96005">
                <text:p>2.96005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3.72595">
                <text:p>3.72595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3.4313">
                <text:p>3.4313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2.91985">
                <text:p>2.91985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.17964">
                <text:p>3.17964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.6607">
                <text:p>1.660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3.69778">
                <text:p>3.69778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2.47668">
                <text:p>2.47668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.39221">
                <text:p>1.39221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.30921">
                <text:p>1.30921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0.478714">
                <text:p>0.478714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0.975773">
                <text:p>0.975773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.37932">
                <text:p>1.37932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.37932">
                <text:p>1.37932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.37932">
                <text:p>1.37932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.46791">
                <text:p>1.46791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.64442">
                <text:p>1.6444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.40153">
                <text:p>1.40153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.908514">
                <text:p>0.908514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.14391">
                <text:p>1.14391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.906327">
                <text:p>0.90632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.773924">
                <text:p>0.773924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.773924">
                <text:p>0.773924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.773924">
                <text:p>0.773924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7.15635">
                <text:p>7.15635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28.8011">
                <text:p>28.8011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33.451">
                <text:p>33.45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8.1056">
                <text:p>18.1056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9.62944">
                <text:p>9.62944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7.66445">
                <text:p>7.66445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23416">
                <text:p>8.23416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8.61211">
                <text:p>8.61211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8.89422">
                <text:p>8.89422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9.36558">
                <text:p>9.36558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7.46819">
                <text:p>7.46819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5.67469">
                <text:p>5.67469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5.17281">
                <text:p>5.17281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6.09449">
                <text:p>6.09449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9.63439">
                <text:p>9.63439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10.8698">
                <text:p>10.8698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11.0359">
                <text:p>11.0359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12.3818">
                <text:p>12.3818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15.4159">
                <text:p>15.4159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16.9166">
                <text:p>16.9166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16.8287">
                <text:p>16.8287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16.8287">
                <text:p>16.828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.1052">
                <text:p>17.1052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17.2561">
                <text:p>17.2561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16.4074">
                <text:p>16.4074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16.6542">
                <text:p>16.6542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5.1356">
                <text:p>15.1356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14.8556">
                <text:p>14.8556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12.7397">
                <text:p>12.7397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10.8784">
                <text:p>10.8784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9.74741">
                <text:p>9.74741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9.13392">
                <text:p>9.1339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8.54209">
                <text:p>8.54209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7.22963">
                <text:p>7.22963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6.83157">
                <text:p>6.83157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6.72001">
                <text:p>6.72001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6.51523">
                <text:p>6.51523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7.00503">
                <text:p>7.00503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7.21205">
                <text:p>7.21205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7.86392">
                <text:p>7.86392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8.75935">
                <text:p>8.75935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8.77626">
                <text:p>8.7762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8.9539">
                <text:p>8.9539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8.9539">
                <text:p>8.9539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9.02768">
                <text:p>9.02768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9.07443">
                <text:p>9.07443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9.07443">
                <text:p>9.07443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9.75392">
                <text:p>9.75392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9.75392">
                <text:p>9.75392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9.60897">
                <text:p>9.60897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9.60897">
                <text:p>9.60897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8.75072">
                <text:p>8.7507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8.75072">
                <text:p>8.75072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8.47731">
                <text:p>8.47731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8.47731">
                <text:p>8.47731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8.47731">
                <text:p>8.47731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8.47731">
                <text:p>8.47731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9.2582">
                <text:p>9.2582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9.2582">
                <text:p>9.2582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9.26158">
                <text:p>9.26158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9.2888">
                <text:p>9.2888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9.50072">
                <text:p>9.5007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9.10869">
                <text:p>9.10869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9.24081">
                <text:p>9.24081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9.24081">
                <text:p>9.24081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9.24081">
                <text:p>9.24081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9.24081">
                <text:p>9.24081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8.11865">
                <text:p>8.11865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8.11865">
                <text:p>8.11865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8.11865">
                <text:p>8.1186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8.11865">
                <text:p>8.11865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7.72004">
                <text:p>7.7200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7.18697">
                <text:p>7.18697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7.18697">
                <text:p>7.18697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6.80919">
                <text:p>6.80919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7.8112">
                <text:p>7.8112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7.8112">
                <text:p>7.8112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6.8403">
                <text:p>6.840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6.93649">
                <text:p>6.93649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6.21855">
                <text:p>6.21855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6.21855">
                <text:p>6.21855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6.63975">
                <text:p>6.639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.21855">
                <text:p>6.21855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6.21855">
                <text:p>6.21855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6.21855">
                <text:p>6.21855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6.71936">
                <text:p>6.71936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7.35749">
                <text:p>7.35749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6.80509">
                <text:p>6.80509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7.23581">
                <text:p>7.23581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6.81494">
                <text:p>6.81494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6.81494">
                <text:p>6.81494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6.81494">
                <text:p>6.81494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6.73902">
                <text:p>6.73902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6.73902">
                <text:p>6.73902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6.90653">
                <text:p>6.9065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.86252">
                <text:p>6.86252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6.86252">
                <text:p>6.86252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6.92733">
                <text:p>6.92733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6.92733">
                <text:p>6.92733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9.31461">
                <text:p>9.31461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19.6117">
                <text:p>19.6117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25.1168">
                <text:p>25.1168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27.6267">
                <text:p>27.626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21.0357">
                <text:p>21.0357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8.75499">
                <text:p>8.75499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8.75499">
                <text:p>8.75499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8.41289">
                <text:p>8.41289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8.41289">
                <text:p>8.41289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8.6318">
                <text:p>8.6318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8.6318">
                <text:p>8.6318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8.62811">
                <text:p>8.62811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8.66253">
                <text:p>8.66253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8.66253">
                <text:p>8.66253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9.23331">
                <text:p>9.23331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9.02988">
                <text:p>9.02988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.11804">
                <text:p>9.11804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9.64744">
                <text:p>9.64744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10.2275">
                <text:p>10.2275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11.2429">
                <text:p>11.2429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11.3699">
                <text:p>11.3699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11.2901">
                <text:p>11.2901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10.9398">
                <text:p>10.9398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10.8084">
                <text:p>10.8084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12.2371">
                <text:p>12.2371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11.8093">
                <text:p>11.809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.8093">
                <text:p>11.8093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11.3611">
                <text:p>11.361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1.6365">
                <text:p>11.6365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12.623">
                <text:p>12.623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12.623">
                <text:p>12.623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12.9806">
                <text:p>12.9806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12.9806">
                <text:p>12.9806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12.9806">
                <text:p>12.9806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12.9819">
                <text:p>12.9819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12.7398">
                <text:p>12.739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2.7398">
                <text:p>12.7398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12.7398">
                <text:p>12.7398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12.7499">
                <text:p>12.7499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12.7499">
                <text:p>12.7499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12.774">
                <text:p>12.774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12.7375">
                <text:p>12.7375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12.7375">
                <text:p>12.7375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12.7375">
                <text:p>12.7375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12.7291">
                <text:p>12.7291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12.8662">
                <text:p>12.866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3.1429">
                <text:p>13.1429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13.766">
                <text:p>13.766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13.8942">
                <text:p>13.8942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14.5863">
                <text:p>14.5863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14.5975">
                <text:p>14.5975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14.5975">
                <text:p>14.5975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14.5089">
                <text:p>14.5089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14.2972">
                <text:p>14.2972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14.1823">
                <text:p>14.1823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14.1947">
                <text:p>14.194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3.9803">
                <text:p>13.9803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11.9629">
                <text:p>11.9629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9.30262">
                <text:p>9.30262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7.48171">
                <text:p>7.48171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4.75488">
                <text:p>4.75488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5.09841">
                <text:p>5.09841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4.82201">
                <text:p>4.82201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4.82201">
                <text:p>4.82201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5.2095">
                <text:p>5.2095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5.52304">
                <text:p>5.5230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5.09552">
                <text:p>5.09552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6.17591">
                <text:p>6.17591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6.17591">
                <text:p>6.17591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5.55204">
                <text:p>5.55204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4.22386">
                <text:p>4.22386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4.36842">
                <text:p>4.36842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4.36842">
                <text:p>4.36842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5.19462">
                <text:p>5.19462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6.73461">
                <text:p>6.73461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7.40105">
                <text:p>7.401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49971">
                <text:p>8.49971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8.82226">
                <text:p>8.82226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9.04441">
                <text:p>9.04441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9.04441">
                <text:p>9.04441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9.04441">
                <text:p>9.04441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8.10287">
                <text:p>8.10287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7.60154">
                <text:p>7.60154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9.02772">
                <text:p>9.02772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9.86575">
                <text:p>9.86575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10.7436">
                <text:p>10.743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32.447">
                <text:p>32.447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25.5578">
                <text:p>25.5578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24.5599">
                <text:p>24.5599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29.5491">
                <text:p>29.5491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13.8673">
                <text:p>13.8673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13.4663">
                <text:p>13.46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.4999">
                <text:p>12.4999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12.2541">
                <text:p>12.2541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10.6739">
                <text:p>10.6739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9.41786">
                <text:p>9.4178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9.41786">
                <text:p>9.41786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9.37491">
                <text:p>9.37491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9.37491">
                <text:p>9.37491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9.42725">
                <text:p>9.42725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9.79614">
                <text:p>9.79614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8.61545">
                <text:p>8.61545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8.64259">
                <text:p>8.64259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8.66295">
                <text:p>8.66295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7.79677">
                <text:p>7.79677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7.13516">
                <text:p>7.1351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7.55008">
                <text:p>7.55008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7.61992">
                <text:p>7.61992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7.85848">
                <text:p>7.85848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8.01683">
                <text:p>8.01683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7.94019">
                <text:p>7.94019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7.97908">
                <text:p>7.97908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8.38076">
                <text:p>8.38076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8.34285">
                <text:p>8.34285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8.34285">
                <text:p>8.34285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8.72053">
                <text:p>8.72053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8.87466">
                <text:p>8.87466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8.87958">
                <text:p>8.87958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8.74142">
                <text:p>8.74142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8.40397">
                <text:p>8.40397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7.91345">
                <text:p>7.91345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6.19259">
                <text:p>6.19259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5.55269">
                <text:p>5.55269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5.47106">
                <text:p>5.47106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5.33201">
                <text:p>5.33201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.62555">
                <text:p>5.62555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5.94343">
                <text:p>5.94343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5.57095">
                <text:p>5.57095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4.3931">
                <text:p>4.3931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3.92337">
                <text:p>3.92337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3.21883">
                <text:p>3.21883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3.79222">
                <text:p>3.79222</text:p>
              </table:table-cell>
            </table:table-row>
            <table:table-row>
              <table:table-cell office:value-type="float" office:value="1257">
                <text:p>1260</text:p>
              </table:table-cell>
              <table:table-cell office:value-type="float" office:value="4.94002">
                <text:p>4.94002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5.28766">
                <text:p>5.28766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5.16388">
                <text:p>5.1638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5.51612">
                <text:p>5.51612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5.22357">
                <text:p>5.22357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5.95719">
                <text:p>5.95719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11.5326">
                <text:p>11.5326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16.7985">
                <text:p>16.7985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18.8043">
                <text:p>18.8043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14.8028">
                <text:p>14.8028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12.5909">
                <text:p>12.5909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13.4564">
                <text:p>13.4564</text:p>
              </table:table-cell>
            </table:table-row>
            <table:table-row>
              <table:table-cell office:value-type="float" office:value="1269">
                <text:p>1270</text:p>
              </table:table-cell>
              <table:table-cell office:value-type="float" office:value="14.7399">
                <text:p>14.7399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7.2447">
                <text:p>17.2447</text:p>
              </table:table-cell>
            </table:table-row>
            <table:table-row>
              <table:table-cell office:value-type="float" office:value="1271">
                <text:p>127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18.5326">
                <text:p>18.5326</text:p>
              </table:table-cell>
            </table:table-row>
            <table:table-row>
              <table:table-cell office:value-type="float" office:value="1273">
                <text:p>1270</text:p>
              </table:table-cell>
              <table:table-cell office:value-type="float" office:value="18.2535">
                <text:p>18.2535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18.4309">
                <text:p>18.4309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16.8885">
                <text:p>16.8885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16.7017">
                <text:p>16.7017</text:p>
              </table:table-cell>
            </table:table-row>
            <table:table-row>
              <table:table-cell office:value-type="float" office:value="1277">
                <text:p>1280</text:p>
              </table:table-cell>
              <table:table-cell office:value-type="float" office:value="19.9607">
                <text:p>19.9607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23.0768">
                <text:p>23.0768</text:p>
              </table:table-cell>
            </table:table-row>
            <table:table-row>
              <table:table-cell office:value-type="float" office:value="1279">
                <text:p>1280</text:p>
              </table:table-cell>
              <table:table-cell office:value-type="float" office:value="21.6846">
                <text:p>21.684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7.7513">
                <text:p>17.7513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14.5226">
                <text:p>14.5226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11.301">
                <text:p>11.301</text:p>
              </table:table-cell>
            </table:table-row>
            <table:table-row>
              <table:table-cell office:value-type="float" office:value="1283">
                <text:p>1280</text:p>
              </table:table-cell>
              <table:table-cell office:value-type="float" office:value="9.42678">
                <text:p>9.42678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7.6176">
                <text:p>7.6176</text:p>
              </table:table-cell>
            </table:table-row>
            <table:table-row>
              <table:table-cell office:value-type="float" office:value="1285">
                <text:p>1290</text:p>
              </table:table-cell>
              <table:table-cell office:value-type="float" office:value="9.64113">
                <text:p>9.64113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9.43849">
                <text:p>9.43849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11.7137">
                <text:p>11.7137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13.6648">
                <text:p>13.6648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13.6684">
                <text:p>13.6684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4.7579">
                <text:p>14.7579</text:p>
              </table:table-cell>
            </table:table-row>
            <table:table-row>
              <table:table-cell office:value-type="float" office:value="1291">
                <text:p>1290</text:p>
              </table:table-cell>
              <table:table-cell office:value-type="float" office:value="13.2909">
                <text:p>13.2909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13.3158">
                <text:p>13.3158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14.048">
                <text:p>14.048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13.9408">
                <text:p>13.9408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14.3225">
                <text:p>14.3225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5.9841">
                <text:p>15.9841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15.8067">
                <text:p>15.8067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16.9222">
                <text:p>16.9222</text:p>
              </table:table-cell>
            </table:table-row>
            <table:table-row>
              <table:table-cell office:value-type="float" office:value="1299">
                <text:p>1300</text:p>
              </table:table-cell>
              <table:table-cell office:value-type="float" office:value="17.1822">
                <text:p>17.182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6.9948">
                <text:p>16.9948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15.5143">
                <text:p>15.5143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14.6822">
                <text:p>14.6822</text:p>
              </table:table-cell>
            </table:table-row>
            <table:table-row>
              <table:table-cell office:value-type="float" office:value="1303">
                <text:p>1300</text:p>
              </table:table-cell>
              <table:table-cell office:value-type="float" office:value="14.1469">
                <text:p>14.1469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13.5372">
                <text:p>13.5372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12.4938">
                <text:p>12.4938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13.6021">
                <text:p>13.6021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17.1185">
                <text:p>17.1185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22.7888">
                <text:p>22.7888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26.7094">
                <text:p>26.709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7.5625">
                <text:p>27.5625</text:p>
              </table:table-cell>
            </table:table-row>
            <table:table-row>
              <table:table-cell office:value-type="float" office:value="1311">
                <text:p>1310</text:p>
              </table:table-cell>
              <table:table-cell office:value-type="float" office:value="26.9311">
                <text:p>26.9311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24.6505">
                <text:p>24.6505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21.6144">
                <text:p>21.6144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19.4731">
                <text:p>19.4731</text:p>
              </table:table-cell>
            </table:table-row>
            <table:table-row>
              <table:table-cell office:value-type="float" office:value="1315">
                <text:p>1320</text:p>
              </table:table-cell>
              <table:table-cell office:value-type="float" office:value="19.5704">
                <text:p>19.5704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19.4659">
                <text:p>19.4659</text:p>
              </table:table-cell>
            </table:table-row>
            <table:table-row>
              <table:table-cell office:value-type="float" office:value="1317">
                <text:p>1320</text:p>
              </table:table-cell>
              <table:table-cell office:value-type="float" office:value="19.4581">
                <text:p>19.4581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19.4581">
                <text:p>19.4581</text:p>
              </table:table-cell>
            </table:table-row>
            <table:table-row>
              <table:table-cell office:value-type="float" office:value="1319">
                <text:p>1320</text:p>
              </table:table-cell>
              <table:table-cell office:value-type="float" office:value="19.4418">
                <text:p>19.441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0.7097">
                <text:p>20.7097</text:p>
              </table:table-cell>
            </table:table-row>
            <table:table-row>
              <table:table-cell office:value-type="float" office:value="1321">
                <text:p>1320</text:p>
              </table:table-cell>
              <table:table-cell office:value-type="float" office:value="19.0175">
                <text:p>19.0175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18.7127">
                <text:p>18.7127</text:p>
              </table:table-cell>
            </table:table-row>
            <table:table-row>
              <table:table-cell office:value-type="float" office:value="1323">
                <text:p>1320</text:p>
              </table:table-cell>
              <table:table-cell office:value-type="float" office:value="16.6763">
                <text:p>16.6763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14.5314">
                <text:p>14.5314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13.8046">
                <text:p>13.8046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13.0694">
                <text:p>13.0694</text:p>
              </table:table-cell>
            </table:table-row>
            <table:table-row>
              <table:table-cell office:value-type="float" office:value="1327">
                <text:p>1330</text:p>
              </table:table-cell>
              <table:table-cell office:value-type="float" office:value="12.4736">
                <text:p>12.4736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12.074">
                <text:p>12.074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10.8772">
                <text:p>10.8772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0.5793">
                <text:p>10.5793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9.63372">
                <text:p>9.63372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8.83601">
                <text:p>8.83601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6.98693">
                <text:p>6.98693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6.25022">
                <text:p>6.25022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5.64314">
                <text:p>5.64314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5.41564">
                <text:p>5.41564</text:p>
              </table:table-cell>
            </table:table-row>
            <table:table-row>
              <table:table-cell office:value-type="float" office:value="1337">
                <text:p>1340</text:p>
              </table:table-cell>
              <table:table-cell office:value-type="float" office:value="5.22754">
                <text:p>5.22754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5.2427">
                <text:p>5.2427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4.69338">
                <text:p>4.69338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4.94952">
                <text:p>4.94952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5.9421">
                <text:p>5.9421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5.9421">
                <text:p>5.9421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6.43186">
                <text:p>6.4318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6.70229">
                <text:p>6.70229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7.76132">
                <text:p>7.76132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9.32492">
                <text:p>9.32492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10.2212">
                <text:p>10.2212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11.9353">
                <text:p>11.9353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12.4807">
                <text:p>12.480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.4533">
                <text:p>13.4533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12.9147">
                <text:p>12.9147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12.8827">
                <text:p>12.8827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11.9279">
                <text:p>11.9279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11.9279">
                <text:p>11.9279</text:p>
              </table:table-cell>
            </table:table-row>
            <table:table-row>
              <table:table-cell office:value-type="float" office:value="1355">
                <text:p>1360</text:p>
              </table:table-cell>
              <table:table-cell office:value-type="float" office:value="12.2448">
                <text:p>12.2448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12.2448">
                <text:p>12.2448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12.791">
                <text:p>12.791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13.0463">
                <text:p>13.0463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13.0463">
                <text:p>13.046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3.0463">
                <text:p>13.0463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12.7326">
                <text:p>12.7326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11.4351">
                <text:p>11.4351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11.6259">
                <text:p>11.6259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11.8601">
                <text:p>11.8601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11.0561">
                <text:p>11.0561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10.7917">
                <text:p>10.7917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10.218">
                <text:p>10.21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0.218">
                <text:p>10.218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10.7563">
                <text:p>10.7563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12.2081">
                <text:p>12.2081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13.5998">
                <text:p>13.5998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14.9658">
                <text:p>14.9658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15.6758">
                <text:p>15.6758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15.6599">
                <text:p>15.6599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16.3042">
                <text:p>16.3042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16.4727">
                <text:p>16.4727</text:p>
              </table:table-cell>
            </table:table-row>
            <table:table-row>
              <table:table-cell office:value-type="float" office:value="1379">
                <text:p>1380</text:p>
              </table:table-cell>
              <table:table-cell office:value-type="float" office:value="17.3777">
                <text:p>17.377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.1923">
                <text:p>18.1923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17.2101">
                <text:p>17.2101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17.2101">
                <text:p>17.2101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17.2101">
                <text:p>17.2101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17.4974">
                <text:p>17.4974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17.4974">
                <text:p>17.4974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17.1042">
                <text:p>17.1042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17.0422">
                <text:p>17.0422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16.8569">
                <text:p>16.8569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16.5673">
                <text:p>16.5673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6.5673">
                <text:p>16.5673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15.9054">
                <text:p>15.9054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15.9054">
                <text:p>15.9054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16.4881">
                <text:p>16.4881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16.4491">
                <text:p>16.4491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16.4491">
                <text:p>16.4491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16.4491">
                <text:p>16.4491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15.2757">
                <text:p>15.2757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15.719">
                <text:p>15.719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15.5075">
                <text:p>15.507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5.6054">
                <text:p>15.6054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16.4367">
                <text:p>16.4367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20.7151">
                <text:p>20.7151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25.9991">
                <text:p>25.9991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30.9654">
                <text:p>30.9654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31.9313">
                <text:p>31.9313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30.9119">
                <text:p>30.9119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28.1599">
                <text:p>28.1599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25.5524">
                <text:p>25.5524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19.6989">
                <text:p>19.6989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6.4814">
                <text:p>16.4814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13.6895">
                <text:p>13.6895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13.5386">
                <text:p>13.5386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13.5386">
                <text:p>13.5386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13.5386">
                <text:p>13.5386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13.6136">
                <text:p>13.6136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13.6979">
                <text:p>13.6979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17.6531">
                <text:p>17.6531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19.5222">
                <text:p>19.5222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20.9101">
                <text:p>20.910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float" office:value="1421">
                <text:p>1420</text:p>
              </table:table-cell>
              <table:table-cell office:value-type="float" office:value="21.4854">
                <text:p>21.4854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19.9642">
                <text:p>19.9642</text:p>
              </table:table-cell>
            </table:table-row>
            <table:table-row>
              <table:table-cell office:value-type="float" office:value="1423">
                <text:p>1420</text:p>
              </table:table-cell>
              <table:table-cell office:value-type="float" office:value="17.2703">
                <text:p>17.2703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14.5997">
                <text:p>14.5997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13.4512">
                <text:p>13.4512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12.5405">
                <text:p>12.5405</text:p>
              </table:table-cell>
            </table:table-row>
            <table:table-row>
              <table:table-cell office:value-type="float" office:value="1427">
                <text:p>1430</text:p>
              </table:table-cell>
              <table:table-cell office:value-type="float" office:value="11.7213">
                <text:p>11.7213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11.4285">
                <text:p>11.4285</text:p>
              </table:table-cell>
            </table:table-row>
            <table:table-row>
              <table:table-cell office:value-type="float" office:value="1429">
                <text:p>1430</text:p>
              </table:table-cell>
              <table:table-cell office:value-type="float" office:value="11.2643">
                <text:p>11.2643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1.2979">
                <text:p>11.2979</text:p>
              </table:table-cell>
            </table:table-row>
            <table:table-row>
              <table:table-cell office:value-type="float" office:value="1431">
                <text:p>1430</text:p>
              </table:table-cell>
              <table:table-cell office:value-type="float" office:value="11.2979">
                <text:p>11.2979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11.2742">
                <text:p>11.2742</text:p>
              </table:table-cell>
            </table:table-row>
            <table:table-row>
              <table:table-cell office:value-type="float" office:value="1433">
                <text:p>1430</text:p>
              </table:table-cell>
              <table:table-cell office:value-type="float" office:value="11.4708">
                <text:p>11.4708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11.4708">
                <text:p>11.4708</text:p>
              </table:table-cell>
            </table:table-row>
            <table:table-row>
              <table:table-cell office:value-type="float" office:value="1435">
                <text:p>1440</text:p>
              </table:table-cell>
              <table:table-cell office:value-type="float" office:value="11.1267">
                <text:p>11.1267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10.9093">
                <text:p>10.9093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10.9196">
                <text:p>10.9196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10.9196">
                <text:p>10.9196</text:p>
              </table:table-cell>
            </table:table-row>
            <table:table-row>
              <table:table-cell office:value-type="float" office:value="1439">
                <text:p>1440</text:p>
              </table:table-cell>
              <table:table-cell office:value-type="float" office:value="10.9196">
                <text:p>10.91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9083">
                <text:p>10.9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